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text-properties style:text-line-through-style="none"/>
    </style:style>
    <style:style style:name="P3" style:family="paragraph" style:parent-style-name="Standard">
      <style:text-properties style:text-line-through-style="none" fo:font-weight="bold" style:font-weight-asian="bold" style:font-weight-complex="bold"/>
    </style:style>
    <style:style style:name="P4" style:family="paragraph" style:parent-style-name="Standard">
      <style:paragraph-properties fo:text-align="center" style:justify-single-word="false"/>
      <style:text-properties style:text-line-through-style="none" fo:font-weight="bold" style:font-weight-asian="bold" style:font-weight-complex="bold"/>
    </style:style>
    <style:style style:name="P5" style:family="paragraph" style:parent-style-name="Standard">
      <style:paragraph-properties fo:text-align="center" style:justify-single-word="false"/>
      <style:text-properties style:text-line-through-style="none"/>
    </style:style>
    <style:style style:name="P6" style:family="paragraph" style:parent-style-name="Standard">
      <style:text-properties style:text-line-through-style="none" fo:font-weight="normal" style:font-weight-asian="normal" style:font-weight-complex="normal"/>
    </style:style>
    <style:style style:name="P7" style:family="paragraph" style:parent-style-name="Standard">
      <style:paragraph-properties fo:text-align="start" style:justify-single-word="false"/>
      <style:text-properties style:text-line-through-style="none"/>
    </style:style>
    <style:style style:name="P8" style:family="paragraph" style:parent-style-name="Standard">
      <style:text-properties fo:color="#800000" fo:font-weight="bold" style:font-weight-asian="bold" style:font-weight-complex="bold"/>
    </style:style>
    <style:style style:name="P9" style:family="paragraph" style:parent-style-name="Standard">
      <style:paragraph-properties fo:text-align="center" style:justify-single-word="false"/>
      <style:text-properties fo:color="#800000" fo:font-weight="bold" style:font-weight-asian="bold" style:font-weight-complex="bold"/>
    </style:style>
    <style:style style:name="P10" style:family="paragraph" style:parent-style-name="Standard">
      <style:paragraph-properties fo:text-align="start" style:justify-single-word="false"/>
      <style:text-properties fo:color="#800000" fo:font-weight="bold" style:font-weight-asian="bold" style:font-weight-complex="bold"/>
    </style:style>
    <style:style style:name="P11" style:family="paragraph" style:parent-style-name="Standard">
      <style:paragraph-properties fo:text-align="start" style:justify-single-word="false"/>
      <style:text-properties fo:color="#800000" fo:font-weight="normal" style:font-weight-asian="normal" style:font-weight-complex="normal"/>
    </style:style>
    <style:style style:name="P12" style:family="paragraph" style:parent-style-name="Standard">
      <style:paragraph-properties fo:text-align="center" style:justify-single-word="false"/>
      <style:text-properties fo:color="#800000" fo:font-weight="normal" style:font-weight-asian="normal" style:font-weight-complex="normal"/>
    </style:style>
    <style:style style:name="P13" style:family="paragraph" style:parent-style-name="Standard">
      <style:paragraph-properties fo:text-align="center" style:justify-single-word="false"/>
      <style:text-properties fo:color="#800000" style:text-line-through-style="none" fo:font-weight="bold" style:font-weight-asian="bold" style:font-weight-complex="bold"/>
    </style:style>
    <style:style style:name="P14" style:family="paragraph" style:parent-style-name="Standard">
      <style:paragraph-properties fo:text-align="start" style:justify-single-word="false"/>
      <style:text-properties fo:color="#800000" style:text-line-through-style="none" fo:font-weight="normal" style:font-weight-asian="normal" style:font-weight-complex="normal"/>
    </style:style>
    <style:style style:name="P15" style:family="paragraph" style:parent-style-name="Standard">
      <style:paragraph-properties fo:text-align="start" style:justify-single-word="false"/>
      <style:text-properties fo:color="#800000"/>
    </style:style>
    <style:style style:name="P16" style:family="paragraph" style:parent-style-name="Standard">
      <style:text-properties fo:color="#000000"/>
    </style:style>
    <style:style style:name="P17" style:family="paragraph" style:parent-style-name="Standard">
      <style:text-properties fo:color="#000000" fo:font-weight="normal" style:font-weight-asian="normal" style:font-weight-complex="normal"/>
    </style:style>
    <style:style style:name="P18" style:family="paragraph" style:parent-style-name="Standard">
      <style:paragraph-properties fo:text-align="start" style:justify-single-word="false"/>
      <style:text-properties fo:color="#000000" fo:font-weight="normal" style:font-weight-asian="normal" style:font-weight-complex="normal"/>
    </style:style>
    <style:style style:name="P19" style:family="paragraph" style:parent-style-name="Standard">
      <style:paragraph-properties fo:text-align="center" style:justify-single-word="false"/>
      <style:text-properties fo:color="#000000" fo:font-weight="normal" style:font-weight-asian="normal" style:font-weight-complex="normal"/>
    </style:style>
    <style:style style:name="P20" style:family="paragraph" style:parent-style-name="Standard">
      <style:text-properties fo:color="#000000" fo:font-weight="bold" style:font-weight-asian="bold" style:font-weight-complex="bold"/>
    </style:style>
    <style:style style:name="P21" style:family="paragraph" style:parent-style-name="Standard">
      <style:paragraph-properties fo:text-align="start" style:justify-single-word="false"/>
      <style:text-properties fo:color="#000000" fo:font-weight="bold" style:font-weight-asian="bold" style:font-weight-complex="bold"/>
    </style:style>
    <style:style style:name="P22" style:family="paragraph" style:parent-style-name="Standard">
      <style:paragraph-properties fo:text-align="center" style:justify-single-word="false"/>
      <style:text-properties fo:color="#000000" fo:font-weight="bold" style:font-weight-asian="bold" style:font-weight-complex="bold"/>
    </style:style>
    <style:style style:name="P23" style:family="paragraph" style:parent-style-name="Standard">
      <style:paragraph-properties fo:text-align="start" style:justify-single-word="false"/>
      <style:text-properties fo:color="#000000" style:text-line-through-style="none" fo:font-weight="normal" style:font-weight-asian="normal" style:font-weight-complex="normal"/>
    </style:style>
    <style:style style:name="P24" style:family="paragraph" style:parent-style-name="Standard">
      <style:paragraph-properties fo:text-align="start" style:justify-single-word="false"/>
      <style:text-properties fo:color="#000000" style:text-line-through-style="none" fo:font-style="normal" fo:font-weight="normal"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color="#000000" style:text-line-through-style="none" fo:font-style="italic" fo:font-weight="normal" style:font-style-asian="italic" style:font-weight-asian="normal" style:font-style-complex="italic" style:font-weight-complex="normal"/>
    </style:style>
    <style:style style:name="P26" style:family="paragraph" style:parent-style-name="Standard">
      <style:paragraph-properties fo:text-align="center" style:justify-single-word="false"/>
      <style:text-properties fo:color="#000000" fo:font-style="italic" fo:font-weight="normal"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28" style:family="paragraph" style:parent-style-name="Standard">
      <style:paragraph-properties fo:text-align="center" style:justify-single-word="false"/>
      <style:text-properties fo:color="#000000" fo:font-style="italic" fo:font-weight="bold" style:font-style-asian="italic" style:font-weight-asian="bold" style:font-style-complex="italic" style:font-weight-complex="bold"/>
    </style:style>
    <style:style style:name="P29" style:family="paragraph" style:parent-style-name="Standard">
      <style:paragraph-properties fo:text-align="center" style:justify-single-word="false"/>
      <style:text-properties fo:color="#000000" fo:font-style="normal" fo:font-weight="bold" style:font-style-asian="normal" style:font-weight-asian="bold" style:font-style-complex="normal" style:font-weight-complex="bold"/>
    </style:style>
    <style:style style:name="P30" style:family="paragraph" style:parent-style-name="Standard">
      <style:text-properties fo:font-weight="bold" style:font-weight-asian="bold"/>
    </style:style>
    <style:style style:name="P31" style:family="paragraph" style:parent-style-name="Standard">
      <style:text-properties fo:font-weight="bold" style:font-weight-asian="bold" style:font-weight-complex="bold"/>
    </style:style>
    <style:style style:name="P32" style:family="paragraph" style:parent-style-name="Standard" style:list-style-name="L1">
      <style:text-properties style:text-line-through-style="none"/>
    </style:style>
    <style:style style:name="P33" style:family="paragraph" style:parent-style-name="Standard" style:list-style-name="L18">
      <style:text-properties style:text-line-through-style="none"/>
    </style:style>
    <style:style style:name="P34" style:family="paragraph" style:parent-style-name="Standard" style:list-style-name="L19">
      <style:text-properties style:text-line-through-style="none"/>
    </style:style>
    <style:style style:name="P35" style:family="paragraph" style:parent-style-name="Standard" style:list-style-name="L2">
      <style:paragraph-properties fo:text-align="start" style:justify-single-word="false"/>
      <style:text-properties fo:color="#000000" fo:font-weight="bold" style:font-weight-asian="bold" style:font-weight-complex="bold"/>
    </style:style>
    <style:style style:name="P36" style:family="paragraph" style:parent-style-name="Standard" style:list-style-name="L5">
      <style:paragraph-properties fo:text-align="start" style:justify-single-word="false"/>
      <style:text-properties fo:color="#000000" fo:font-weight="bold" style:font-weight-asian="bold" style:font-weight-complex="bold"/>
    </style:style>
    <style:style style:name="P37" style:family="paragraph" style:parent-style-name="Standard" style:list-style-name="L7">
      <style:paragraph-properties fo:text-align="start" style:justify-single-word="false"/>
      <style:text-properties fo:color="#000000" fo:font-weight="bold" style:font-weight-asian="bold" style:font-weight-complex="bold"/>
    </style:style>
    <style:style style:name="P38" style:family="paragraph" style:parent-style-name="Standard" style:list-style-name="L9">
      <style:paragraph-properties fo:text-align="start" style:justify-single-word="false"/>
      <style:text-properties fo:color="#000000" fo:font-weight="bold" style:font-weight-asian="bold" style:font-weight-complex="bold"/>
    </style:style>
    <style:style style:name="P39" style:family="paragraph" style:parent-style-name="Standard" style:list-style-name="L10">
      <style:paragraph-properties fo:text-align="start" style:justify-single-word="false"/>
      <style:text-properties fo:color="#000000" fo:font-weight="bold" style:font-weight-asian="bold" style:font-weight-complex="bold"/>
    </style:style>
    <style:style style:name="P40" style:family="paragraph" style:parent-style-name="Standard" style:list-style-name="L11">
      <style:paragraph-properties fo:text-align="start" style:justify-single-word="false"/>
      <style:text-properties fo:color="#000000" fo:font-weight="bold" style:font-weight-asian="bold" style:font-weight-complex="bold"/>
    </style:style>
    <style:style style:name="P41" style:family="paragraph" style:parent-style-name="Standard" style:list-style-name="L16">
      <style:paragraph-properties fo:text-align="start" style:justify-single-word="false"/>
      <style:text-properties fo:color="#000000" fo:font-weight="bold" style:font-weight-asian="bold" style:font-weight-complex="bold"/>
    </style:style>
    <style:style style:name="P42" style:family="paragraph" style:parent-style-name="Standard" style:list-style-name="L4">
      <style:paragraph-properties fo:text-align="center" style:justify-single-word="false"/>
      <style:text-properties fo:color="#000000" fo:font-weight="bold" style:font-weight-asian="bold" style:font-weight-complex="bold"/>
    </style:style>
    <style:style style:name="P43" style:family="paragraph" style:parent-style-name="Standard" style:list-style-name="L8">
      <style:text-properties fo:color="#000000" fo:font-weight="bold" style:font-weight-asian="bold" style:font-weight-complex="bold"/>
    </style:style>
    <style:style style:name="P44" style:family="paragraph" style:parent-style-name="Standard" style:list-style-name="L2">
      <style:paragraph-properties fo:text-align="start" style:justify-single-word="false"/>
      <style:text-properties fo:color="#000000" fo:font-weight="bold" fo:background-color="transparent" style:font-weight-asian="bold" style:font-weight-complex="bold"/>
    </style:style>
    <style:style style:name="P45" style:family="paragraph" style:parent-style-name="Standard" style:list-style-name="L7">
      <style:paragraph-properties fo:text-align="start" style:justify-single-word="false"/>
      <style:text-properties fo:color="#000000" fo:font-weight="bold" fo:background-color="transparent" style:font-weight-asian="bold" style:font-weight-complex="bold"/>
    </style:style>
    <style:style style:name="P46" style:family="paragraph" style:parent-style-name="Standard" style:list-style-name="L5">
      <style:paragraph-properties fo:text-align="start" style:justify-single-word="false"/>
      <style:text-properties fo:color="#000000" fo:font-weight="bold" fo:background-color="transparent" style:font-weight-asian="bold" style:font-weight-complex="bold"/>
    </style:style>
    <style:style style:name="P47" style:family="paragraph" style:parent-style-name="Standard" style:list-style-name="L9">
      <style:paragraph-properties fo:text-align="start" style:justify-single-word="false"/>
      <style:text-properties fo:color="#000000" fo:font-weight="bold" fo:background-color="transparent" style:font-weight-asian="bold" style:font-weight-complex="bold"/>
    </style:style>
    <style:style style:name="P48" style:family="paragraph" style:parent-style-name="Standard" style:list-style-name="L11">
      <style:paragraph-properties fo:text-align="start" style:justify-single-word="false"/>
      <style:text-properties fo:color="#000000" fo:font-weight="bold" fo:background-color="transparent" style:font-weight-asian="bold" style:font-weight-complex="bold"/>
    </style:style>
    <style:style style:name="P49" style:family="paragraph" style:parent-style-name="Standard" style:list-style-name="L16">
      <style:paragraph-properties fo:text-align="start" style:justify-single-word="false"/>
      <style:text-properties fo:color="#000000" fo:font-weight="bold" fo:background-color="transparent" style:font-weight-asian="bold" style:font-weight-complex="bold"/>
    </style:style>
    <style:style style:name="P50" style:family="paragraph" style:parent-style-name="Standard" style:list-style-name="L2">
      <style:paragraph-properties fo:text-align="start" style:justify-single-word="false"/>
      <style:text-properties fo:color="#000000" fo:font-weight="normal" style:font-weight-asian="normal" style:font-weight-complex="normal"/>
    </style:style>
    <style:style style:name="P51" style:family="paragraph" style:parent-style-name="Standard" style:list-style-name="L3">
      <style:paragraph-properties fo:text-align="start" style:justify-single-word="false"/>
      <style:text-properties fo:color="#000000" fo:font-weight="normal" style:font-weight-asian="normal" style:font-weight-complex="normal"/>
    </style:style>
    <style:style style:name="P52" style:family="paragraph" style:parent-style-name="Standard" style:list-style-name="L5">
      <style:paragraph-properties fo:text-align="start" style:justify-single-word="false"/>
      <style:text-properties fo:color="#000000" fo:font-weight="normal" style:font-weight-asian="normal" style:font-weight-complex="normal"/>
    </style:style>
    <style:style style:name="P53" style:family="paragraph" style:parent-style-name="Standard" style:list-style-name="L7">
      <style:paragraph-properties fo:text-align="start" style:justify-single-word="false"/>
      <style:text-properties fo:color="#000000" fo:font-weight="normal" style:font-weight-asian="normal" style:font-weight-complex="normal"/>
    </style:style>
    <style:style style:name="P54" style:family="paragraph" style:parent-style-name="Standard" style:list-style-name="L9">
      <style:paragraph-properties fo:text-align="start" style:justify-single-word="false"/>
      <style:text-properties fo:color="#000000" fo:font-weight="normal" style:font-weight-asian="normal" style:font-weight-complex="normal"/>
    </style:style>
    <style:style style:name="P55" style:family="paragraph" style:parent-style-name="Standard" style:list-style-name="L10">
      <style:paragraph-properties fo:text-align="start" style:justify-single-word="false"/>
      <style:text-properties fo:color="#000000" fo:font-weight="normal" style:font-weight-asian="normal" style:font-weight-complex="normal"/>
    </style:style>
    <style:style style:name="P56" style:family="paragraph" style:parent-style-name="Standard" style:list-style-name="L11">
      <style:paragraph-properties fo:text-align="start" style:justify-single-word="false"/>
      <style:text-properties fo:color="#000000" fo:font-weight="normal" style:font-weight-asian="normal" style:font-weight-complex="normal"/>
    </style:style>
    <style:style style:name="P57" style:family="paragraph" style:parent-style-name="Standard" style:list-style-name="L12">
      <style:paragraph-properties fo:text-align="start" style:justify-single-word="false"/>
      <style:text-properties fo:color="#000000" fo:font-weight="normal" style:font-weight-asian="normal" style:font-weight-complex="normal"/>
    </style:style>
    <style:style style:name="P58" style:family="paragraph" style:parent-style-name="Standard" style:list-style-name="L13">
      <style:paragraph-properties fo:text-align="start" style:justify-single-word="false"/>
      <style:text-properties fo:color="#000000" fo:font-weight="normal" style:font-weight-asian="normal" style:font-weight-complex="normal"/>
    </style:style>
    <style:style style:name="P59" style:family="paragraph" style:parent-style-name="Standard" style:list-style-name="L14">
      <style:paragraph-properties fo:text-align="start" style:justify-single-word="false"/>
      <style:text-properties fo:color="#000000" fo:font-weight="normal" style:font-weight-asian="normal" style:font-weight-complex="normal"/>
    </style:style>
    <style:style style:name="P60" style:family="paragraph" style:parent-style-name="Standard" style:list-style-name="L15">
      <style:paragraph-properties fo:text-align="start" style:justify-single-word="false"/>
      <style:text-properties fo:color="#000000" fo:font-weight="normal" style:font-weight-asian="normal" style:font-weight-complex="normal"/>
    </style:style>
    <style:style style:name="P61" style:family="paragraph" style:parent-style-name="Standard" style:list-style-name="L16">
      <style:paragraph-properties fo:text-align="start" style:justify-single-word="false"/>
      <style:text-properties fo:color="#000000" fo:font-weight="normal" style:font-weight-asian="normal" style:font-weight-complex="normal"/>
    </style:style>
    <style:style style:name="P62" style:family="paragraph" style:parent-style-name="Standard" style:list-style-name="L2">
      <style:paragraph-properties fo:text-align="start" style:justify-single-word="false"/>
      <style:text-properties fo:color="#000000" fo:font-weight="normal" fo:background-color="transparent" style:font-weight-asian="normal" style:font-weight-complex="normal"/>
    </style:style>
    <style:style style:name="P63" style:family="paragraph" style:parent-style-name="Standard" style:list-style-name="L5">
      <style:paragraph-properties fo:text-align="start" style:justify-single-word="false"/>
      <style:text-properties fo:color="#000000" fo:font-weight="normal" fo:background-color="transparent" style:font-weight-asian="normal" style:font-weight-complex="normal"/>
    </style:style>
    <style:style style:name="P64" style:family="paragraph" style:parent-style-name="Standard" style:list-style-name="L16">
      <style:paragraph-properties fo:text-align="start" style:justify-single-word="false"/>
      <style:text-properties fo:color="#000000" fo:font-weight="normal" fo:background-color="transparent" style:font-weight-asian="normal" style:font-weight-complex="normal"/>
    </style:style>
    <style:style style:name="P65" style:family="paragraph" style:parent-style-name="Standard" style:list-style-name="L6">
      <style:paragraph-properties fo:text-align="start" style:justify-single-word="false"/>
      <style:text-properties fo:color="#000000" fo:font-style="normal" fo:font-weight="bold" style:font-style-asian="normal" style:font-weight-asian="bold" style:font-style-complex="normal" style:font-weight-complex="bold"/>
    </style:style>
    <style:style style:name="P66" style:family="paragraph" style:parent-style-name="Standard" style:list-style-name="L16">
      <style:paragraph-properties fo:text-align="start" style:justify-single-word="false"/>
      <style:text-properties fo:color="#000000" fo:font-style="normal" fo:font-weight="bold" style:font-style-asian="normal" style:font-weight-asian="bold" style:font-style-complex="normal" style:font-weight-complex="bold"/>
    </style:style>
    <style:style style:name="P67" style:family="paragraph" style:parent-style-name="Standard" style:list-style-name="L7">
      <style:text-properties fo:color="#000000"/>
    </style:style>
    <style:style style:name="P68" style:family="paragraph" style:parent-style-name="Standard" style:list-style-name="L8">
      <style:text-properties fo:color="#000000"/>
    </style:style>
    <style:style style:name="P69" style:family="paragraph" style:parent-style-name="Standard" style:list-style-name="L5">
      <style:paragraph-properties fo:text-align="start" style:justify-single-word="false"/>
      <style:text-properties fo:color="#000000" style:text-line-through-style="none" fo:font-weight="bold" style:font-weight-asian="bold" style:font-weight-complex="bold"/>
    </style:style>
    <style:style style:name="P70" style:family="paragraph" style:parent-style-name="Standard" style:list-style-name="L5">
      <style:paragraph-properties fo:text-align="start" style:justify-single-word="false"/>
      <style:text-properties fo:color="#000000" style:text-line-through-style="none" fo:font-weight="normal" fo:background-color="transparent" style:font-weight-asian="normal" style:font-weight-complex="normal"/>
    </style:style>
    <style:style style:name="P71" style:family="paragraph" style:parent-style-name="Standard" style:list-style-name="L5">
      <style:paragraph-properties fo:text-align="start" style:justify-single-word="false"/>
      <style:text-properties fo:color="#000000" style:text-line-through-style="none" fo:font-weight="normal" style:font-weight-asian="normal" style:font-weight-complex="normal"/>
    </style:style>
    <style:style style:name="P72" style:family="paragraph" style:parent-style-name="Standard" style:list-style-name="L9">
      <style:paragraph-properties fo:text-align="start" style:justify-single-word="false"/>
      <style:text-properties fo:color="#000000" style:text-line-through-style="none" fo:font-weight="normal" style:font-weight-asian="normal" style:font-weight-complex="normal"/>
    </style:style>
    <style:style style:name="P73" style:family="paragraph" style:parent-style-name="Standard" style:list-style-name="L11">
      <style:paragraph-properties fo:text-align="start" style:justify-single-word="false"/>
      <style:text-properties fo:color="#000000" style:text-line-through-style="none" fo:font-weight="normal" style:font-weight-asian="normal" style:font-weight-complex="normal"/>
    </style:style>
    <style:style style:name="P74" style:family="paragraph" style:parent-style-name="Standard" style:list-style-name="L16">
      <style:paragraph-properties fo:text-align="start" style:justify-single-word="false"/>
      <style:text-properties fo:color="#000000" style:text-line-through-style="none" fo:font-weight="normal" style:font-weight-asian="normal" style:font-weight-complex="normal"/>
    </style:style>
    <style:style style:name="P75" style:family="paragraph" style:parent-style-name="Standard" style:list-style-name="L16">
      <style:paragraph-properties fo:text-align="start" style:justify-single-word="false"/>
      <style:text-properties fo:color="#000000" style:text-line-through-style="none" fo:font-style="normal" fo:font-weight="normal" style:font-style-asian="normal" style:font-weight-asian="normal" style:font-style-complex="normal" style:font-weight-complex="normal"/>
    </style:style>
    <style:style style:name="P76" style:family="paragraph" style:parent-style-name="Standard" style:list-style-name="L2">
      <style:paragraph-properties fo:text-align="start" style:justify-single-word="false"/>
    </style:style>
    <style:style style:name="P77" style:family="paragraph" style:parent-style-name="Standard" style:list-style-name="L5">
      <style:paragraph-properties fo:text-align="start" style:justify-single-word="false"/>
      <style:text-properties fo:color="#800000" style:text-line-through-style="none" fo:font-style="italic" fo:font-weight="normal" style:font-style-asian="italic" style:font-weight-asian="normal" style:font-style-complex="italic" style:font-weight-complex="normal"/>
    </style:style>
    <style:style style:name="P78" style:family="paragraph" style:parent-style-name="Standard" style:list-style-name="L5">
      <style:paragraph-properties fo:text-align="start" style:justify-single-word="false"/>
      <style:text-properties fo:color="#800000" style:text-line-through-style="none" fo:font-weight="normal" style:font-weight-asian="normal" style:font-weight-complex="normal"/>
    </style:style>
    <style:style style:name="P79" style:family="paragraph" style:parent-style-name="Standard" style:list-style-name="L9">
      <style:paragraph-properties fo:text-align="start" style:justify-single-word="false"/>
      <style:text-properties fo:color="#800000" style:text-line-through-style="none" fo:font-weight="normal" style:font-weight-asian="normal" style:font-weight-complex="normal"/>
    </style:style>
    <style:style style:name="P80" style:family="paragraph" style:parent-style-name="Standard" style:list-style-name="L7">
      <style:paragraph-properties fo:text-align="start" style:justify-single-word="false"/>
      <style:text-properties fo:color="#800000" fo:font-weight="normal" style:font-weight-asian="normal" style:font-weight-complex="normal"/>
    </style:style>
    <style:style style:name="P81" style:family="paragraph" style:parent-style-name="Standard" style:list-style-name="L16">
      <style:paragraph-properties fo:text-align="start" style:justify-single-word="false"/>
      <style:text-properties fo:color="#800000" fo:font-weight="normal" style:font-weight-asian="normal" style:font-weight-complex="normal"/>
    </style:style>
    <style:style style:name="P82" style:family="paragraph" style:parent-style-name="Standard" style:list-style-name="L17">
      <style:text-properties fo:font-weight="bold" style:font-weight-asian="bold"/>
    </style:style>
    <style:style style:name="T1" style:family="text">
      <style:text-properties fo:font-variant="normal" fo:text-transform="none" fo:color="#000000" style:font-name="Times New Roman" fo:letter-spacing="normal" fo:language="en" fo:country="none" fo:font-style="normal" fo:font-weight="normal"/>
    </style:style>
    <style:style style:name="T2" style:family="text">
      <style:text-properties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text-position="super 58%"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style:text-line-through-style="none"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 THE THREE POWERS: </text:p>
      <text:p text:style-name="P4"/>
      <text:p text:style-name="P4">A. THE DIVINE MATRON AND THE DEMON</text:p>
      <text:p text:style-name="P4"/>
      <text:p text:style-name="P2">In the distant past, most of the world was a safe place – there was a divine matron who provided for the needs of it's inhabitants. There were virtually no divisions among men, forests were bountiful, the seas were calm, humans and animals lived side by side in peace. Hunting and eating meat is a concept yet unknown to man as they see animals as benevolent parts for the ecosystem. </text:p>
      <text:p text:style-name="P2"/>
      <text:p text:style-name="P2">Then from another dimension, sensing the almost-alien purity of the place, a demon came. This new world was so different from where he lived – there is actually light and things are pleasant to look at, the air didn't burn the back of your throat, the rivers didn't smoulder, the sky didn't rain stones all day. He had never seen beauty before he stumbled on to this place. <text:s/>He was mesmerized. Then and there he decided that he would claim this world as his own and never come back to the cursed place where he lived. He was about to take his first step when a being bright as light fell from the sky and stood in front of him, barring his way. </text:p>
      <text:p text:style-name="P2"/>
      <text:p text:style-name="P2">“Take not a single step in this world I love, demon.” Said the divine matron as she brandished a sword made out of holy light.</text:p>
      <text:p text:style-name="P2"/>
      <text:p text:style-name="P2">The demon laughed and raised his foot to walk forward in disdain when the divine matron charged him. </text:p>
      <text:p text:style-name="P2"/>
      <text:p text:style-name="P2">The battle was fierce, and it lasted for a while but the divine matron held on to her word as the less-powerful demon wasn't unable to take a single step the whole time. The demon's arrogance kept him from surrendering but being too unfamiliar with this world and it's rules, he was severely disadvantaged. The divine matron finally broke through his dark magics and pointed her sword of light in his throat. </text:p>
      <text:p text:style-name="P2"/>
      <text:p text:style-name="P2">The demon cackled “You cannot kill what is not mortal.” </text:p>
      <text:p text:style-name="P2"/>
      <text:p text:style-name="P2">The divine matron nodded in agreement, “I know”. She then wrote sigils in the air and an enormous <text:s/>gray stone burst forth from the ground beneath them, “But inside this monolith where magic does not stand, you'll do no harm.” She then gestured the monolith to open.</text:p>
      <text:p text:style-name="P2"/>
      <text:p text:style-name="P2">“Nooo!!” The frantic demon squealed as the monolith came down upon him. All pretense of pride melted away as he scrambled to the ground, struggled tooth and nail and finally, in a stroke of desperate luck, grabbed the feet of the matron, putting her off balance as the monolith came down on both of them, trapping them in a mysterious place. </text:p>
      <text:p text:style-name="P2"/>
      <text:p text:style-name="P2">Both have never been seen since that day. The location of the monolith was slowly lost to the people but it now resides near Rolan's hometown in the South, surrounded by Divine crystals that hide it's presence from people that wish to awaken the Demon inside. </text:p>
      <text:p text:style-name="P2"/>
      <text:p text:style-name="P4">B. <text:s/>CONSEQUENCES</text:p>
      <text:p text:style-name="P2"/>
      <text:p text:style-name="P2">With the providence of the divine matron now gone, life has become much harder for the residents of <text:span text:style-name="T1">____. In addition, </text:span>when the lesser demon was imprisoned with the divine matron in the monolith beneath the ground - an unprecedented effect happened - it grew in power from the void and started overtaking the monolith from within, in direct opposite to the divine matron who slowly entrophied <text:soft-page-break/>because of the relative darkness. </text:p>
      <text:p text:style-name="P2"/>
      <text:p text:style-name="P2">The monolith became a reflection of the ongoing battle between the two entities inside. It's former gray stone became obsidian black with only specks of clear sparkling crystal on tiny areas, trying to hold back the empty darkness creeping on all sides.</text:p>
      <text:p text:style-name="P2"/>
      <text:p text:style-name="P2">After Malekev the first's actions shattered the monolith's upper part, divine crystal and demon shard both, into pieces and scattered all over the world, what was turning into a hard world to live on gradually became harsher. When before their problems was lack of food and resources, it slowly became all that and each other. On most areas, peace vanished, replaced by distrust and selfishness. (see Part III for more info on Malekev)</text:p>
      <text:p text:style-name="P2"/>
      <text:p text:style-name="P2">Each region is affected negatively by what type of demon shard is kept there. Each shard is re-making the area into the demon's own image/essence, corrupting the people and creating disarray on almost every nation.</text:p>
      <text:p text:style-name="P2"/>
      <text:p text:style-name="P2">There are a few secluded areas in the world uncorrupted, mostly because there is a divine crystal located there that's protecting them, in a very similar way that the demon shards influences an location. But these divine crystals are very few compared to the monolith shards.</text:p>
      <text:p text:style-name="P2"/>
      <text:p text:style-name="P2">The world still retains most of it's former beauty, but now beneath that beauty hides innumerable dangers and wars looming on the horizon.</text:p>
      <text:p text:style-name="P4"/>
      <text:p text:style-name="P4">C. MALEKEV THE FIRST</text:p>
      <text:p text:style-name="Standard"/>
      <text:p text:style-name="Standard">In the early days, even after the Divine Matron and the Lesser Demon were imprisoned in the monolith and life became hard, mankind is pretty much innocent and civil towards one another. That was until a wealthy nobleman named Malekev came across the monolith hidden a secluded area of land while traveling. He wondered what is it and why is it the only structure standing in the area, but decided to stay away from it because he felt something wrong when he gazed on it. </text:p>
      <text:p text:style-name="Standard"/>
      <text:p text:style-name="Standard">That night while sleeping he started to hear voices in his head, voices telling him strange things, things didn't even cross his mind in the past. </text:p>
      <text:p text:style-name="Standard"/>
      <text:p text:style-name="Standard">He woke up that night and and went back to the area and started hammering away at the monolith with a rock. After several hours of doing this without much progress, he went back to his estate, brought hundreds of workers with him and continued hammering at the massive stone. </text:p>
      <text:p text:style-name="Standard"/>
      <text:p text:style-name="Standard">Out of workers, he went to local towns and enslaved the men to continue his bidding. He felt his second in command was going to go behind his back, so he had him disposed of and thrown in the river.</text:p>
      <text:p text:style-name="Standard"/>
      <text:p text:style-name="Standard">This continued for months, with increasing obsessiveness from the workers and Malekev himself, barely stopping to eat or talk. </text:p>
      <text:p text:style-name="Standard"/>
      <text:p text:style-name="Standard">Finally, a crack appeared in the stone, the same time these men's sanity was finally broken. A massive explosion blew the monolith into pieces. The men who survived the explosion fought over the shards and ran away from the site, but never really experiencing peace after this. Somehow, another person would always steal the shard from the previous owner in brutal fashion. </text:p>
      <text:p text:style-name="Standard"><text:soft-page-break/></text:p>
      <text:p text:style-name="Standard">Nowadays the shards are still transferred at the hands of new owners with frequency, but it's maddening effect seemed to have lessened greatly. Still, these dangerous artifacts are highly sought by really wealthy collectors with macabre tastes, even if only to serve as a reminder on how these stones taught mankind horrible things. </text:p>
      <text:p text:style-name="Standard"/>
      <text:p text:style-name="Standard">The expedition leader's fate remains unknown. All that we know is his name - Malekev – now dubbed “Malakev the first”. The first of man who knew greed, and thus, sin. </text:p>
      <text:p text:style-name="Standard"/>
      <text:p text:style-name="Standard">In regards to the story of Rolan, Malekev survived and became a dark creature himself. He is the evil lurking in Lurn, his evil influencing aura unknowingly pushed the Dark lord as a kid to walk the bloody path, though the Dark Lord didn't serve him and instead served the original Demon whom he recognized as superior to Malekev.</text:p>
      <text:p text:style-name="Standard"/>
      <text:p text:style-name="Standard">Throughout his years kept unchecked, Malekev has grown quite strong, just a little below the strength of the Divine Matron and the Demon itself. He's also in direct opposition to both the Divine Matron and the Demon. He's happy that both of them are locked up because it allows him to enjoy relative freedom and live a life of quiet dominance in the region of Lurn. He's not an active player for world dominance, atleast for now.</text:p>
      <text:p text:style-name="Standard"/>
      <text:p text:style-name="Standard"/>
      <text:p text:style-name="P4">In summary, their goals are: </text:p>
      <text:p text:style-name="P4"/>
      <text:p text:style-name="P4">The divine matron - for the good of others</text:p>
      <text:p text:style-name="P4"><text:s/>The demon king – for the destruction of the world</text:p>
      <text:p text:style-name="P4">Malekev - for the good of himself</text:p>
      <text:p text:style-name="Standard"/>
      <text:p text:style-name="P16"/>
      <text:p text:style-name="P4">II. DIVINE CRYSTALS, DEMON SHARDS, AND THE MONOLITH: </text:p>
      <text:p text:style-name="P2"/>
      <text:p text:style-name="P2"><text:span text:style-name="T2">Demon Shards</text:span> are pieces of essence from the Lesser Demon. They corrupt or influence the minds of the people that come into contact with them, atleast in the past. Nowadays they just bring bad luck or trouble to the owner. They don't provide great power unlike the Divine crystals. </text:p>
      <text:p text:style-name="P2"/>
      <text:p text:style-name="P2"><text:span text:style-name="T2">Divine Crystals</text:span> are the pieces of essence from the Divine Matron. Slowly being weakened inside the monolith, the Matron knew that once the monolith is shattered, she will be unable to stop the Demon from destroying the world. The Divine crystals is her last resort - putting her limited strength inside them, only retaining enough that she is still able to keep the Demon in check, she hopes that worthy people will find their way into the crystals and champion her cause when the time comes. </text:p>
      <text:p text:style-name="P2"/>
      <text:p text:style-name="P2">These are very rare and prized as treasures in most kingdoms, even if they don't know what it does. All they know is that these are connected to the Divine Matron, a symbol of faith that she will come back. The truth is that these crystals still contain much power but it can only be used by people who are deemed worthy. Very few people are. These were shattered together with the Demon shards, both from the top part of the obelisk. These are the crystals that Rolan needs to gather in order to gain the power to fight the Dark Lord. </text:p>
      <text:p text:style-name="P2"/>
      <text:p text:style-name="P3">The Monolith <text:span text:style-name="T4">is said to be a black crystal tower that contains immense power. The people of the world believe that finding this and channeling it's power to conquer the world is the plan of the Dark Lord. </text:span></text:p>
      <text:p text:style-name="P6"><text:soft-page-break/></text:p>
      <text:p text:style-name="P6">In truth, the monolith in itself is powerless, but it's core contains two beings of immense power – the Divine Matron and the Demon, locked up in battle. </text:p>
      <text:p text:style-name="P6"/>
      <text:p text:style-name="P6">Nobody has seen it except the Dark Lord and his most trusted subordinates, it's his personal hideout. It is underground these days, it's top half shattered by Malekev in the moment that incited the spread of the Demon Shards and Divine Crystals. </text:p>
      <text:p text:style-name="P3"/>
      <text:p text:style-name="P4">III. ROLAN'S MISSION AND THE CRYSTALS' PATH:</text:p>
      <text:p text:style-name="P2"/>
      <text:p text:style-name="P2">The thinking before the final encounter with the Dark Lord is that the Dark Lord is collecting the crystals to gain the power of the monolith. So Rolan counters him and also collects the crystals to stop the Dark Lord's quest to get them all.</text:p>
      <text:p text:style-name="P2"/>
      <text:p text:style-name="P2">It isn't revealed that final encounter that there's only one crystal the Dark Lord was after, and at the end accidentally Rolan falls into the trap. <text:s/>Collecting all the non-Neutral crystals was just a set-up to convince the Sages to give the final most powerful crystal(Neutral) to a worthy person(Rolan) which Lulu then steals from him. He find out thru the Sages that the previous one he got is a fake, after completing the tower challenges Rolan gets the true Neutral crystal. </text:p>
      <text:p text:style-name="P2"/>
      <text:p text:style-name="P2">Now that the Dark Lord has all the crystals except the Neutral, Rolan's thinks he has to kill the Dark Lord and thus stopping him from using the crystals to take over the world. This will be his new mission. </text:p>
      <text:p text:style-name="P2"/>
      <text:p text:style-name="P2">But the Dark Lord's plans are actually different than what they thought it was. </text:p>
      <text:p text:style-name="P2"/>
      <text:list xml:id="list8699376341755704060" text:style-name="L1">
        <text:list-item>
          <text:p text:style-name="P32">The Dark Lord's plan for the neutral crystal isn't just to conquer the world. Rather, he wants to <text:s/>awaken his lord, the Demon King whom he believes will be the one to take over the world and award him a supreme position for setting it free. </text:p>
        </text:list-item>
        <text:list-item>
          <text:p text:style-name="P32">Rolan, by trying to find the Dark Lord's hideout(the monolith) and bringing the neutral crystal along with him in the hopes that it will help him stop the Dark Lord from conquering the world is actually delivering to the Dark Lord the very thing he needs – the real Neutral crystal. </text:p>
        </text:list-item>
      </text:list>
      <text:p text:style-name="P8"/>
      <text:p text:style-name="P9"/>
      <text:p text:style-name="P22">IV. CONTINENTS, NATIONS, CITIES AND TOWNS:</text:p>
      <text:p text:style-name="P19"/>
      <text:p text:style-name="P21">Each continent can contains 2-3 nations</text:p>
      <text:p text:style-name="P21">The Air temple and the underwater realm are nations not under any continent</text:p>
      <text:p text:style-name="P21">Each nation will have 3 cities – 1 capital city and 2 other</text:p>
      <text:p text:style-name="P21">Each city will contain 4 other areas to explore (towns, dungeons, inns, passes)</text:p>
      <text:p text:style-name="P21"/>
      <text:p text:style-name="P21">TOTAL OF 6 nations, 12 cities, 48 other areas to explore = 66 all in all</text:p>
      <text:p text:style-name="P21"/>
      <text:p text:style-name="P21">**To compare, Chrono Trigger has 79 explorable places, including towns, dungeons, inns.**</text:p>
      <text:p text:style-name="P21"/>
      <text:p text:style-name="P18"><text:span text:style-name="T2">1. CONTINENTS: </text:span><text:s/>There are 2 continents:</text:p>
      <text:p text:style-name="P18"/>
      <text:p text:style-name="P18">a. The main continent – contains the North and East nations and the Spire</text:p>
      <text:p text:style-name="P18"/>
      <text:p text:style-name="P18"><text:soft-page-break/>b. The secondary continent – contains the West and the South nations</text:p>
      <text:p text:style-name="P11"/>
      <text:p text:style-name="P11"/>
      <text:p text:style-name="P11"/>
      <text:p text:style-name="P21">2. NATIONS: </text:p>
      <text:p text:style-name="P22">A. SOUTH: </text:p>
      <text:p text:style-name="P22"/>
      <text:p text:style-name="P28">Main Story Relevance – <text:span text:style-name="T4">You start out in the south and is the first unlocked nation. </text:span></text:p>
      <text:p text:style-name="P26">Your romantic interest, Lulu, will first join you in this continent. The south will be the</text:p>
      <text:p text:style-name="P26"><text:s/>most explored nation and here you will try to curry a lot of political favors in order </text:p>
      <text:p text:style-name="P26">to obtain the crystals. This is also where the civil war between the Harvest Lords(farmers </text:p>
      <text:p text:style-name="P26">turned rulers) and the Thieves Guild(rulers turned bandits) will take place. </text:p>
      <text:p text:style-name="P19"/>
      <text:p text:style-name="P18"/>
      <text:list xml:id="list7293154662402425924" text:style-name="L2">
        <text:list-header>
          <text:p text:style-name="P35">Visual Notes:</text:p>
        </text:list-header>
        <text:list-item>
          <text:p text:style-name="P50">Visually, the South is a rustic, yet elegant place. In it's rural areas we have beautiful treehouses and stunning natural formations. Going in it's cities, it shifts slightly to organic looking houses still elegantly intertwined with nature. It's architecture goes with the flow, they don't destroy what nature grows, rather they build around it to enhance it further. </text:p>
        </text:list-item>
        <text:list-item>
          <text:p text:style-name="P50">It's uses materials such as live trees and shrubs, wood, some metal. </text:p>
        </text:list-item>
        <text:list-item>
          <text:p text:style-name="P50">Reference – Farmville Mystical Groves</text:p>
          <text:p text:style-name="P50"/>
          <text:p text:style-name="P35">Divine Crystals or Demon Shards:</text:p>
        </text:list-item>
        <text:list-item>
          <text:p text:style-name="P50">(Earth) crystal from your Forest town chief</text:p>
        </text:list-item>
        <text:list-item>
          <text:p text:style-name="P50">(Nature) crystal if you help the current king</text:p>
        </text:list-item>
        <text:list-item>
          <text:p text:style-name="P50">(Justice/wisdom) crystal if you spare the past king</text:p>
          <text:p text:style-name="P50"/>
          <text:p text:style-name="P35">Capital City:</text:p>
        </text:list-item>
        <text:list-item>
          <text:p text:style-name="P50">Bredon</text:p>
          <text:p text:style-name="P44"/>
          <text:p text:style-name="P44">Current Ruler:</text:p>
        </text:list-item>
        <text:list-item>
          <text:p text:style-name="P62">Bosworth – The Harvest Ruler-turned-King of the South</text:p>
          <text:p text:style-name="P50"/>
          <text:p text:style-name="P35">Cultural Notes:</text:p>
        </text:list-item>
        <text:list-item>
          <text:p text:style-name="P50">The noblemen(thieves guild) are staging an uprising to regain their former power and glory. <text:s/>To regain what they lost. Both noblemen and farmers could try to get Rolan to help them out in the uprising. Which side you choose can reflect what bonuses/penalties you receive, one the main ones is what Divine crystal you will acquire. </text:p>
        </text:list-item>
        <text:list-item>
          <text:p text:style-name="P76">The society's noblemen and the working class people, especially farmers, despise each other. </text:p>
        </text:list-item>
        <text:list-item>
          <text:p text:style-name="P76">In the past, the noblemen were actually quite wealthy, as all noblemen should be. However, in this new world where crops are really hard to grow and food is an increasingly rare commodity, people began to realize how worthless the coin of these noblemen really are and how valuable farmers are. </text:p>
        </text:list-item>
        <text:list-item>
          <text:p text:style-name="P76">Currently, the social status has turned upside-down. Noblemen, most of them lacking experience in manual labor and hardships of a common descent, have fallen so far that a lot of them had become beggars, some of the ones trained with the sword became thieves. Farmers, on the other hand, has been treated very kindly the past century or so. They can prize their crop at a much higher rate than they used to, knowing that people will pay up eventually once their <text:soft-page-break/>stomach rumbles in protest. They also now prefer the term “Harvest Lords” instead of the term “farmers”. </text:p>
          <text:p text:style-name="P76"/>
          <text:p text:style-name="P76">Not all farmers have grown dishonest though, a few still price their crops fairly, but most are forced to play by the standard price set by a group of bullying Harvest Lords, to keep their high prices so they all remain happy. </text:p>
          <text:p text:style-name="P76">This is an old grudge that has deep roots. The legend of Malekev is the reason why farmers call noblemen “demonspawn”. They believe it's the fault of the noblemen why mankind has fallen and why the world is such a hard place to live on. </text:p>
          <text:p text:style-name="P76">It's a part of the reason why they don't feel pity for the noblemen who had become so broke and disgraced, the other part is because nobleman were merciless during their days as rulers of the kingdom. They overworked and treated the farmers unkindly. </text:p>
          <text:p text:style-name="P76">If they were anything other than noblemen, the Harvest lords could've treated them a bit kinder because farmers aren't that evil. They are just being slowly consumed by their greed and love for this newfound power. They also have a bitterness in them caused by past oppression by the wealthy. They also have a battle inside them in the sense that some of them fear that they're slowly becoming the very thing that they hate(the noblemen).</text:p>
        </text:list-item>
      </text:list>
      <text:p text:style-name="Standard"/>
      <text:p text:style-name="P31">WHAT WILL HAPPEN – CIVIL WAR:</text:p>
      <text:p text:style-name="Standard"/>
      <text:p text:style-name="P2">Rolan needs to obtain the Divine crystals in order to have the power to defeat the Dark Lord, at the same time, stopping his enemy to get this power for himself. Because of it's perceived value, most owners of Divine crystals are VIPs and higher ups in society. This is why Rolan needs to do favors for them, no matter how annoying they can get.</text:p>
      <text:p text:style-name="P2"/>
      <text:p text:style-name="P2">There will be a lot of problems here, most notably, the obnoxiousness of the Harvest Lords and the opposing Thieves guild to Rolan's pleas. They don't believe an unknown man and his preposterous claims and they most certainly wouldn't give their respective Divine crystals to him.</text:p>
      <text:p text:style-name="P2"/>
      <text:p text:style-name="P2">Both a problem and a solution will come when the two groups finally declare war between each other. Because war is expensive, and you need every advantage you get, both of these people will hire Rolan to do tasks that will allow them to get an upper hand. </text:p>
      <text:p text:style-name="P2"/>
      <text:p text:style-name="P2">One final quest you will get from the Harvest Lords is to assassinate a convicted murderer that escaped. Your reward will be the Divine crystal that the Harvest Lord possess. <text:s/></text:p>
      <text:p text:style-name="P2"/>
      <text:p text:style-name="P2">Your search leads you to the house of a withered old man – the murderer. </text:p>
      <text:p text:style-name="P2"/>
      <text:p text:style-name="P2">The man calmly asks is it the Harvest Lord who sent him. A conversation ensues and slowly you realize the man is innocent, and that he is the former king of this nation. He and the other nobility was falsely accused of a wrongdoing orchestrated by an ambitious Harvest Lord – the current king. </text:p>
      <text:p text:style-name="P2"/>
      <text:p text:style-name="P2">His men tried to fight for him but he told them to stand down, he will give up himself peacefully if the other nobility would keep their lives. The Harvest Lord refused, seeing this as his opportunity to oust every nobility off their stations. There was no good in dying a pointless death, so the king fled and hasn't been seen since.</text:p>
      <text:p text:style-name="P2"/>
      <text:p text:style-name="P3">Here you have a choice:</text:p>
      <text:p text:style-name="P2"/>
      <text:p text:style-name="P2"><text:soft-page-break/><text:span text:style-name="T2">A.</text:span> Kill him for the greater good of your mission, to secure the Divine crystal and save the world. You will have a much easier time when you go back in the south later as all townsfolk and soldiers will be friendly. </text:p>
      <text:p text:style-name="P2"/>
      <text:p text:style-name="P2"><text:span text:style-name="T2">B.</text:span> Follow your gut, risk the favor of the current king and set this man free. If you save the man and spare his life, you will gain the displeasure of the current king, you will not get his Divine crystal and he will set his guards on you, you have to fight your way through them and sneak out of the place. You will also have a harder time when you go back in the South for any reason because soldiers will be hostile to you. But one great thing that will come out of it is that you will still get a Divine crystal, given to you by the former king, which will have a stronger power than the one in the Harvest Lord's possession. </text:p>
      <text:p text:style-name="P23"/>
      <text:p text:style-name="P18"/>
      <text:p text:style-name="P21">Notable locations:</text:p>
      <text:p text:style-name="P21"/>
      <text:p text:style-name="P18"/>
      <text:list xml:id="list7767229586217719699" text:style-name="L3">
        <text:list-item>
          <text:p text:style-name="P51"><text:span text:style-name="T2">Forest town – </text:span>where Rolan grew up and the hometown of the (Earth) crystal</text:p>
        </text:list-item>
        <text:list-item>
          <text:p text:style-name="P51"><text:span text:style-name="T2">Desert Oasis - <text:s/></text:span>The location after the forest town. </text:p>
        </text:list-item>
        <text:list-item>
          <text:p text:style-name="P51"><text:span text:style-name="T2">Venice - <text:s/></text:span>The unfaithful King and the battle between Rolan and one of the Dark Lord's generals</text:p>
        </text:list-item>
      </text:list>
      <text:p text:style-name="P18"/>
      <text:p text:style-name="P18"/>
      <text:list xml:id="list3387720101769026032" text:style-name="L4">
        <text:list-header>
          <text:p text:style-name="P42">---WEST DETOUR ---</text:p>
        </text:list-header>
      </text:list>
      <text:p text:style-name="P19"/>
      <text:p text:style-name="P28">Main Story Relevance - <text:s/><text:span text:style-name="T4">visiting some places just to get the feel of this nation, the majority of it </text:span></text:p>
      <text:p text:style-name="P28"><text:span text:style-name="T4">will still be locked and will be tackled on the 2</text:span><text:span text:style-name="T5">nd</text:span><text:span text:style-name="T4"> half of the story</text:span></text:p>
      <text:p text:style-name="P26"/>
      <text:p text:style-name="P26">Pls see E. WEST – writeup for a more detailed description of the West Nation</text:p>
      <text:p text:style-name="P19"/>
      <text:list xml:id="list33695491" text:continue-numbering="true" text:style-name="L4">
        <text:list-header>
          <text:p text:style-name="P42">---EAST DETOUR ---</text:p>
        </text:list-header>
      </text:list>
      <text:p text:style-name="P12"/>
      <text:p text:style-name="P28">Main Story Relevance – two quests: </text:p>
      <text:p text:style-name="P27">a. The hidden outskirts of the East is where Rolan will try to take the Fire crystal in the Pagoda Market</text:p>
      <text:p text:style-name="P27">b. Rolan stops a cult for sacrificing an entire town using the Demon shard. Once Demon shard is in Rolan's inventory it will give him penalties on his stats and he wouldn't be able to drop it. </text:p>
      <text:p text:style-name="P27"/>
      <text:p text:style-name="P26">Pls see G. EAST – writeup for a more detailed description of the East Nation</text:p>
      <text:p text:style-name="P26"/>
      <text:list xml:id="list1287584724165409649" text:style-name="L5">
        <text:list-header>
          <text:p text:style-name="P36">Divine Crystals or Demon Shards:</text:p>
        </text:list-header>
        <text:list-item>
          <text:p text:style-name="P52">(Fire) Crystal in the Pagoda Market</text:p>
        </text:list-item>
        <text:list-item>
          <text:p text:style-name="P52">Demon shard from the cult </text:p>
          <text:p text:style-name="P77"/>
        </text:list-item>
      </text:list>
      <text:p text:style-name="P26"/>
      <text:p text:style-name="P29">Notable locations: </text:p>
      <text:p text:style-name="P29"/>
      <text:list xml:id="list7563289706564199516" text:style-name="L6">
        <text:list-item>
          <text:p text:style-name="P65">Pagoda Market – <text:s/><text:span text:style-name="T4">the (Fire) crystal is hidden somewhere in here. Even the Dark Lord's unaware of it.</text:span></text:p>
        </text:list-item>
      </text:list>
      <text:p text:style-name="P11"/>
      <text:p text:style-name="P22">B. NORTH</text:p>
      <text:p text:style-name="P22"/>
      <text:p text:style-name="P28"><text:soft-page-break/>Main Story Relevance – <text:span text:style-name="T4">Rolan discovers Prometheus' favor – the fire that could possibly destroy the Demon shard. Rolan accidentally stumbles in the fire – destroying the Demon shard and granting Rolan the power to permanently destroy constantly respawning enemies. The North will be </text:span></text:p>
      <text:p text:style-name="P26">attacked by an army that appears to be the West and will be utterly destroyed because of the </text:p>
      <text:p text:style-name="P26">betrayal of one of their own.</text:p>
      <text:p text:style-name="P18"/>
      <text:list xml:id="list702083474467479470" text:style-name="L7">
        <text:list-header>
          <text:p text:style-name="P37">Visual Notes:</text:p>
        </text:list-header>
        <text:list-item>
          <text:p text:style-name="P80">Visually, the North … </text:p>
        </text:list-item>
        <text:list-item>
          <text:p text:style-name="P80">It uses materials such as... </text:p>
        </text:list-item>
        <text:list-item>
          <text:p text:style-name="P80">Reference - </text:p>
          <text:p text:style-name="P80"/>
          <text:p text:style-name="P37">Divine Crystals or Demon Shards:</text:p>
        </text:list-item>
        <text:list-item>
          <text:p text:style-name="P53">(Ice) crystal – since the North doesn't worship the Divine-matron, they are unaware at first of that they actually have a Divine crystal in their city. It's the crystal displayed inside the chief's house, found by his ancestors. He gives it to Rolan after the hunting accident where Rolan saves his life. </text:p>
          <text:p text:style-name="P53"/>
          <text:p text:style-name="P37">Capital City:</text:p>
        </text:list-item>
        <text:list-item>
          <text:p text:style-name="P53">Frostfjord </text:p>
          <text:p text:style-name="P45"/>
          <text:p text:style-name="P45">Current Ruler:</text:p>
        </text:list-item>
        <text:list-item>
          <text:p text:style-name="P45"><text:span text:style-name="T4">Eldvard </text:span>– <text:span text:style-name="T4">The King of the North</text:span></text:p>
          <text:p text:style-name="P45"/>
          <text:p text:style-name="P45">Cultural Notes:</text:p>
        </text:list-item>
        <text:list-item>
          <text:p text:style-name="P53">A supposedly Barbarian nation, labeled by the noblemen in the past. The other people of the continents know very little about this nation except that they're fierce warriors with a host of mysterious abilities and have strange customs.</text:p>
        </text:list-item>
        <text:list-item>
          <text:p text:style-name="P53">They're the only nation that wasn't under the protection of the Divine Matron when she was still in the world not because of animosity or conflict, but because the Northerners already have an even older figure of worship – Prometheus the fire giver, or more specifically, the first fire that Prometheus has given to man. The northerners are content with that gift, and they realize that fire is all that Prometheus will give to them, and it is more than enough. Being “spoon-fed” by the Matron is something they don't want and is a subject of laughter among them when talking about the other nations.</text:p>
        </text:list-item>
        <text:list-item>
          <text:p text:style-name="P53">The northern environment is very harsh, crops can't grow because of snow, hailstorms fall once in a while and travel is really hard. It is the one nation that is virtually unaffected by the shattering of the Monolith because it was unforgiving ever since. Northerners consider this hardship as a blessing, a way to appreciate the gift of the first fire and a way to make themselves stronger than the previously Divine-protected other nations. </text:p>
        </text:list-item>
        <text:list-item>
          <text:p text:style-name="P67">The people in the north have black patterns on their faces/bodies - a sign that they passed through the purifying trial - walking through Prometheus' favor - proving they are free of evil</text:p>
        </text:list-item>
        <text:list-item>
          <text:p text:style-name="P67">"...of the black" – refers to the Northerners </text:p>
        </text:list-item>
        <text:list-item>
          <text:p text:style-name="P67">Snowstain – an offensive slang used to belittle Northerners, implying that with their black marks from the purifying ritual, they stain the white snow</text:p>
        </text:list-item>
        <text:list-item>
          <text:p text:style-name="P53">The plagued - refers to a group of uncleansed people who pose as if they passed the purifying trial. They show off their blackened, frostbitten limbs so people would mistake it as the tattoos from the trial. They stake their claim and deceive ignorant people to get what they want just based on the intimidating reputation northerners have. </text:p>
        </text:list-item>
      </text:list>
      <text:p text:style-name="P16"><text:soft-page-break/></text:p>
      <text:p text:style-name="P16"/>
      <text:p text:style-name="P20">WHAT WILL HAPPEN: CULLING OF THE NORTH</text:p>
      <text:p text:style-name="P16"/>
      <text:p text:style-name="P16">There's a quest that requires Rolan to steal a demon shard from a cult that plans to do something nefarious with it. After getting the shard and putting it in your inventory, you'll find it's abilities are: -5 to all attributes and greater chance of encountering epic-level bosses, making the escape harder than you thought it would be. </text:p>
      <text:p text:style-name="P16"/>
      <text:p text:style-name="P16">You can't drop the shard once it's in your possession, every attempt would make Rolan say "I can't drop this crystal here, it's too dangerous. Must destroy it in a place where it can't be recovered."</text:p>
      <text:p text:style-name="P16"/>
      <text:p text:style-name="P16">Before this quest, you'll encounter rumors of an everlasting funeral pyre in the north. A sacred ceremonial fire that the people use to burn their dead, gain exceptional abilities and keep their town square warm. Rumor has it that the Northerners use this fire to burn evil that normally cannot be slain. </text:p>
      <text:p text:style-name="P16"/>
      <text:p text:style-name="P16">The pyre's name is "Prometheus' favor" - the fire that consumes all evil and bless the righteous.</text:p>
      <text:p text:style-name="P16"/>
      <text:p text:style-name="P16">So after acquiring the demon shard, you'll find that Rolan's only path is going towards the north. </text:p>
      <text:p text:style-name="P16"/>
      <text:p text:style-name="P16">Rolan will arrive in the town square, in front of Prometheus' favor. You come near, feeling something in the fire, a hope. But then, warriors arrive, sensing the evil in you, specifically, the evil in the demon shard that you carry. You try to explain but they wouldn't listen. They will defeat you eventually, because of your weakened stats by the demon shard's penalty. After your defeat, they lunge at you with spears but you trip backward and fall in the fire. </text:p>
      <text:p text:style-name="P16"/>
      <text:p text:style-name="P16">A burning effect happens in screen, you arrive through the other side of the fire still burning, but standing. The flames die out and all that's left is your normal self, surprisingly unscathed. An in-game notice informs you that the Demon shard's out of your inventory and is successfully destroyed. </text:p>
      <text:p text:style-name="P16"/>
      <text:p text:style-name="P16">A striking figure comes out of the group of Northerners, he has an odd black tattoo on his face, and a flaming mantle is draped from his shoulders to his back. The other warriors clutches your hands and prevent your from moving. He raises a peculiar blade and slashes down, much to your horror. Yet, only your shirt was torn, revealing a black tattoo on your body similar to the markings of the group's leader.</text:p>
      <text:p text:style-name="P16"/>
      <text:p text:style-name="P16">He looks at you in the eye and clutches your shoulder in a firm, yet unhostile manner. After a moment of silence, he finally speaks a single word - “Brother.” There were gasps of protest, or horror and some of joy, but everyone made a noise. </text:p>
      <text:p text:style-name="P16"/>
      <text:p text:style-name="P16">A servant explains what just happened – you accidentally went through a trial of fire and was found worthy by Prometheus' favor. The chief asks you what happened to the evil that you carried inside you or is this a total change of heart that happened. You explain that it was the demon shard that they felt but you think it was already burned by the fire, for some reason. The chief nodded in understanding and explained to you what this fire is, and as he explains, you realize this is the fire you were looking for. And in addition, he also explains that you have now gained the blessing of Prometheus and have access to the ability – to permanently destroy constantly respawning opponents like zombies.</text:p>
      <text:p text:style-name="P16"/>
      <text:p text:style-name="P16">While all of the Northerners have warmly welcomed you as their own after you've been blessed by the fire, a lone warrior named Aksel has resisted your presence and is trying his best to make your life <text:soft-page-break/>miserable while you're living in town. You find out through stories that his brother, Emil, recently perished while undergoing through the purifying trial, marking his brother as “Emil the unworthy”</text:p>
      <text:p text:style-name="P16"/>
      <text:p text:style-name="P16">Aksel is constantly complaining about why an outsider was allowed to take the trial and this outsider must have done something, a cheat or an illusion to pass through the fire unscathed unlike his pureblooded Northerner brother. </text:p>
      <text:p text:style-name="P16"/>
      <text:p text:style-name="P16">Some conflict will arise between you, Aksel and the Northerner king – Eldvard. Aksel will try his best to promote Xenophobia towards you, the first outsider who gained the favor. Your mission is to work through this and do favors for the leader in order for you to gain the Divine crystal he has. </text:p>
      <text:p text:style-name="P16"/>
      <text:p text:style-name="P16">After your final mission on this nation, you will be hunting with Eldvard in the snowstorm, as a sign of friendship. You will get in trouble and be surrounded by strong, wild creatures. You will save Eldvard's life, earning his trust and finally giving him the reason to reward the Divine crystal to you. </text:p>
      <text:p text:style-name="P16"/>
      <text:p text:style-name="P16">Aksel overhears this and try to turn the tables by telling the people that it is you who actually commanded the animals to attack Eldvard. The leader disproves this by mentioning that you actually got really wounded in the battle as well. Enraged and unbelieving, Aksel leaves the town shouting that they will pay for believing in Rolan. </text:p>
      <text:p text:style-name="P16"/>
      <text:p text:style-name="P16">Eldvard, still badly wounded, gives you a key and directions on where to find the Divine crystal. After you get it and get back to town, you'll find the main city in the North already besieged by the enemies. They came through the main gate, that can only be opened inside. You have a lingering suspicion that it's Aksel who betrayed his people out of hatred for you. </text:p>
      <text:p text:style-name="P16"/>
      <text:p text:style-name="P16">The Northerners will have their vengeance to Aksel – see the start of the final battle writeup. </text:p>
      <text:p text:style-name="P16"/>
      <text:p text:style-name="P21">Notable locations:</text:p>
      <text:p text:style-name="P20"/>
      <text:list xml:id="list6587087869798643897" text:style-name="L8">
        <text:list-item>
          <text:p text:style-name="P68"><text:span text:style-name="T2">Prometheus's favor</text:span> – the fire that will destroy the Demon shard, thus removing it's negative penalties on you. Will also grant you the power to permanently destroy respawning enemies like zombies.</text:p>
        </text:list-item>
        <text:list-item>
          <text:p text:style-name="P43">Gates of Ingjald - <text:span text:style-name="T4">the gate that Aksel will open on the night of his betrayal, leading to his people's fall.</text:span></text:p>
        </text:list-item>
      </text:list>
      <text:p text:style-name="P17"/>
      <text:p text:style-name="P22">C. AIR TEMPLE</text:p>
      <text:p text:style-name="P9"/>
      <text:p text:style-name="P28">Main Story Relevance – <text:span text:style-name="T4">Rolan finding the Wind crystal and a sword mode – cloudform - that</text:span></text:p>
      <text:p text:style-name="P26">could help disarm but not kill in the battle in the west</text:p>
      <text:p text:style-name="P26"/>
      <text:list xml:id="list33687294" text:continue-list="list1287584724165409649" text:style-name="L5">
        <text:list-header>
          <text:p text:style-name="P69">Visual Notes:</text:p>
        </text:list-header>
        <text:list-item>
          <text:p text:style-name="P78">Visually, the air temple is a location full of asian inspired alchemist labs. </text:p>
        </text:list-item>
        <text:list-item>
          <text:p text:style-name="P78">It uses materials such as...</text:p>
        </text:list-item>
        <text:list-item>
          <text:p text:style-name="P78">Reference – Mongolian houses</text:p>
          <text:p text:style-name="P78"/>
          <text:p text:style-name="P36">Divine Crystals or Demon Shards:</text:p>
        </text:list-item>
        <text:list-item>
          <text:p text:style-name="P52">(Wind) crystal</text:p>
          <text:p text:style-name="P52"/>
          <text:p text:style-name="P46"><text:soft-page-break/>Capital City:</text:p>
        </text:list-item>
        <text:list-item>
          <text:p text:style-name="P63">Sonh Vyet</text:p>
          <text:p text:style-name="P46"/>
          <text:p text:style-name="P46">Current Ruler: </text:p>
        </text:list-item>
        <text:list-item>
          <text:p text:style-name="P70">The West doesn't have a government, they're more of a community where everybody is treated equally. The closest thing to a leader or an authoritative figure is Goyo - an old disfigured man who cares deeply for this community but despises the people living in the main continents. <text:s/></text:p>
          <text:p text:style-name="P78"/>
          <text:p text:style-name="P69">Cultural Notes:</text:p>
        </text:list-item>
        <text:list-item>
          <text:p text:style-name="P71">The air temple is a place for outcasts and misfits. Living in an air temple away from the masses is a form of punishment given to them by the noblemen for being different. But these people have discovered that being sentenced to the air temple is actually a blessing. The crops that were planted in this floating fortress aren't corrupted by the shards and as a result, they enjoy an almost normal existence in isolation. This secret is something they're not willing to share to the people below who shunned them out of the society.</text:p>
        </text:list-item>
        <text:list-item>
          <text:p text:style-name="P71">Names for people/places/things could have a Thai influence to it, a bit exotic sounding as this is a community for outcasts. One method is to use Thai sounding words, but add an extra consonant to make it more foreign – example – Tom Yum is a spicy noodle soup, add extra consonants to make it Mtom Yumh, something like that.</text:p>
          <text:p text:style-name="P71"/>
        </text:list-item>
      </text:list>
      <text:p text:style-name="P13"/>
      <text:p text:style-name="P19">WHAT WILL HAPPEN: After the desolation of the North, you will go to the Air Temple and continue your journey to find the crystals. When you go back down, you will find that a temporary alliance of nations(south, air temple, underwater, remaining northerners, except the east) are staging a retaliation against the West – the nation that attacked head-on another nation.</text:p>
      <text:p text:style-name="P22"/>
      <text:p text:style-name="P19">Rolan and Lulu enlists as soldiers because they believe the Dark Lord plays a part in this.</text:p>
      <text:p text:style-name="P12"/>
      <text:p text:style-name="P12"/>
      <text:p text:style-name="P22">D. THE SPIRE PART ONE</text:p>
      <text:p text:style-name="P12"/>
      <text:p text:style-name="P28">Main Story Relevance – <text:span text:style-name="T4">Rolan attempts to acquire the Neutral crystal, a weapon that could </text:span></text:p>
      <text:p text:style-name="P26">make a big difference in the upcoming battle in the West. He gets it without trouble.</text:p>
      <text:p text:style-name="P28"/>
      <text:list xml:id="list8869505577741864234" text:style-name="L9">
        <text:list-header>
          <text:p text:style-name="P38">Visual Notes:</text:p>
        </text:list-header>
        <text:list-item>
          <text:p text:style-name="P79">Visually, the spire... </text:p>
        </text:list-item>
        <text:list-item>
          <text:p text:style-name="P79">It uses materials such as...</text:p>
        </text:list-item>
        <text:list-item>
          <text:p text:style-name="P79">Reference – </text:p>
          <text:p text:style-name="P79"/>
          <text:p text:style-name="P38">Divine Crystals or Demon Shards:</text:p>
        </text:list-item>
        <text:list-item>
          <text:p text:style-name="P54">Neutral crystal</text:p>
          <text:p text:style-name="P54"/>
          <text:p text:style-name="P38">Capital City:</text:p>
        </text:list-item>
        <text:list-item>
          <text:p text:style-name="P54">none, it's the smallest nation since it's only a structure.</text:p>
          <text:p text:style-name="P47"/>
          <text:p text:style-name="P47">Current Ruler: </text:p>
        </text:list-item>
        <text:list-item>
          <text:p text:style-name="P72">The Sage's “Grand Dame” is the young but saintly Ophelia. Always accompanying her are her two trusted advisors, the strict mature woman named Eloise, and the charming Aleigra. </text:p>
          <text:p text:style-name="P79"><text:soft-page-break/></text:p>
          <text:p text:style-name="P38">Cultural Notes:</text:p>
        </text:list-item>
        <text:list-item>
          <text:p text:style-name="P54">The world's center located in the main continent. A shining beacon in the sky that connects various parts of the game together, and can have various exits to different areas. Home to the Sages and the holy people of the land.</text:p>
          <text:p text:style-name="P54"/>
        </text:list-item>
      </text:list>
      <text:p text:style-name="P18"/>
      <text:list xml:id="list250827784676894204" text:style-name="L10">
        <text:list-item>
          <text:p text:style-name="P39">The spire itself </text:p>
        </text:list-item>
        <text:list-item>
          <text:p text:style-name="P39">Constance's passage - <text:s/>*NSFW side joke that I thought is more funny because it's located in a holy land and nobody remembers why is it named that way. We could have an old NPC tell the history behind the name if you want to* </text:p>
          <text:p text:style-name="P39"/>
          <text:p text:style-name="P55">Named after the a bar wench, Constance, who goes home with a different man every night. She was known as a woman who shared her “passage” to everyone. In game, this passage's purpose is to be the center of most locations in the world, therefore allowing you to skip to most places from here, as opposed to traveling by foot. </text:p>
        </text:list-item>
      </text:list>
      <text:p text:style-name="P18"/>
      <text:p text:style-name="P30"/>
      <text:p text:style-name="P22">E. WEST</text:p>
      <text:p text:style-name="P22"/>
      <text:p text:style-name="P28">Main Story Relevance – The main setpiece for the finale of the first half of the game. <text:span text:style-name="T4">The Dark Lord secretly frames the West for the attack on the North that destroyed the nation. Left without a choice, Malekev reveals himself and take on the alliance head-on, with the possessed citizens on his side. </text:span></text:p>
      <text:p text:style-name="P26">You will not have the power to defeat Malekev, but the Dark Lord himself will finish Malekev off. </text:p>
      <text:p text:style-name="P26">Lulu will also reveal her allegiance to the Dark Lord by attacking you and getting all the </text:p>
      <text:p text:style-name="P26">Divine crystals.</text:p>
      <text:p text:style-name="P9"/>
      <text:p text:style-name="P26">To reiterate, the temporary alliance that will attack the West is composed of:</text:p>
      <text:p text:style-name="P26">South, Air Temple, Underwater, the Northerners that escaped, the East didn't join.</text:p>
      <text:p text:style-name="P28"><text:s/><text:span text:style-name="T4">Before they attack they made sure the Dark Lord has no plans of attacking while they're away, </text:span></text:p>
      <text:p text:style-name="P26">they surround the road from the East with half their men.</text:p>
      <text:p text:style-name="P12"/>
      <text:p text:style-name="P18"/>
      <text:list xml:id="list1371545240230119062" text:style-name="L11">
        <text:list-header>
          <text:p text:style-name="P40">Visual Notes:</text:p>
        </text:list-header>
        <text:list-item>
          <text:p text:style-name="P56">Visually, the West is a place the symbolizes solidity, order and cleanliness. It's walls are made of marble, lined with runes that remind people of the laws and the codex of the righteous. Intricate banners are also seen in a lot of places here. However, this doesn't mean this place isn't beautiful. It contains parks and town squares composed of <text:s/>angular lines and circles.</text:p>
        </text:list-item>
        <text:list-item>
          <text:p text:style-name="P56">Architectural materials are mostly marble, stone and metal. Wood and other organic or flimsy materials are not seen often. </text:p>
        </text:list-item>
        <text:list-item>
          <text:p text:style-name="P56">References - Think something like crop circles or minotaur labyrinth formations (Other obscure reference - azorius in magic the gathering). </text:p>
          <text:p text:style-name="P56"/>
          <text:p text:style-name="P40">Divine Crystals or Demon Shards:</text:p>
        </text:list-item>
        <text:list-item>
          <text:p text:style-name="P56">Before the war, maybe some Demon shards scattered unknowingly with villagers, but no Divine crystals. With the ongoing war, your quest to collect Divine crystals will stop for a while until Malekev is defeated. </text:p>
          <text:p text:style-name="P56"/>
          <text:p text:style-name="P40"><text:soft-page-break/>Capital City:</text:p>
        </text:list-item>
        <text:list-item>
          <text:p text:style-name="P56">Mithril Gate????</text:p>
          <text:p text:style-name="P48"/>
          <text:p text:style-name="P48">Current Ruler: </text:p>
        </text:list-item>
        <text:list-item>
          <text:p text:style-name="P73">Malekev is the actual ruler hiding beneath government puppets. His main servants are the Prime Magistrates – direct descendants of the three heroes who “defeated” Malekev in the past. (like school mages in kill la kill, or old men and oracle in 300)</text:p>
          <text:p text:style-name="P73"/>
          <text:p text:style-name="P40">Cultural Notes:</text:p>
        </text:list-item>
        <text:list-item>
          <text:p text:style-name="P56">A secluded nation that goes to extreme lengths not to interact with other nations. No one knows Malekev the first still live and rules this land behind government puppets. This nation is a huge threat to the Dark Lord's plans of summoning the Demon King. </text:p>
        </text:list-item>
        <text:list-item>
          <text:p text:style-name="P56">An upright patriotic land, with no crime because of zero tolerance. with very strict laws, based on the perfect judgement of the Prime Magistrates</text:p>
        </text:list-item>
        <text:list-item>
          <text:p text:style-name="P56">Very systematic and orderly - The nation is so orderly that people are actually ranked by number – according to their strength, usefulness and obedience. They're grouped by their digits – singles, doubles, triples, and the hopefuls.</text:p>
        </text:list-item>
        <text:list-item>
          <text:p text:style-name="P56">They may appear very strict, and they are, but they are not heartless, far from it. They are just highly innocent, taught a doctrine in their youth that they have to obey. They're really adorable people once you get past the tough, traditional facade.</text:p>
        </text:list-item>
        <text:list-item>
          <text:p text:style-name="P56">Due to this “stiffness” in values and conduct, they act a bit comical when put in situations they're not used to – (e.g. Lulu swims in a bikini – the people, especially the men, try to act scandalized while blushing to death and their wives pulling them by the ears. </text:p>
          <text:p text:style-name="P56"/>
          <text:p text:style-name="P56">“Arrest her!” </text:p>
          <text:p text:style-name="P56">“We don't know what to charge this vixen! The highest charge we have for indecency is for wearing short pants.”</text:p>
          <text:p text:style-name="P56">“This town has never seen a woman scandalous enough to get down to her underwear and bathe in the seaside. We need to mandate a new law for this!”</text:p>
        </text:list-item>
      </text:list>
      <text:p text:style-name="P18"/>
      <text:list xml:id="list33681224" text:continue-numbering="true" text:style-name="L11">
        <text:list-header>
          <text:p text:style-name="P56"/>
          <text:p text:style-name="P56">Or when Lulu casually puts her feet on the table while eating – the old houseowner tries to scold her, and at the same time subtly asks if it feels good to do so (not that he is interested or anything)</text:p>
        </text:list-header>
        <text:list-item>
          <text:p text:style-name="P56">With the knowledge that they're really innocent people with sticks up their butts, Lulu tries to do scandalous things every turn to fluster them, just for the laughs. </text:p>
        </text:list-item>
        <text:list-item>
          <text:p text:style-name="P56">Has some strange things they do – 50% tax because where you put your gold is where your heart is, people not allowed to leave the nation without approval of the Divine judges, first-born daughters are raised to be “clerics” for the court, keeping tabs on everybody. All this leads to Malekev and his plans - gold because he wants wealth, strict traveling rules because people might get ideas when they leave, then the first born girls are actually transformed into “sirens”- strong beasts that you will have to fight later.</text:p>
        </text:list-item>
        <text:list-item>
          <text:p text:style-name="P56">They don't have a religion per se, but they do have a strict “codex of the righteous”</text:p>
        </text:list-item>
        <text:list-item>
          <text:p text:style-name="P56">Introduces flying creatures in the game – the Keepers. They're basically policemen riding on flying creatures. A female npc will joke about “all of them are handsome, strong and honorable, that's why they're called keepers. Hee hee”</text:p>
        </text:list-item>
        <text:list-item>
          <text:p text:style-name="P56">Malekev is demonized in this country because he destroyed it 200 years ago, you aren't even allowed to say his name. But the twist is that he is still alive and is the one actually controlling <text:soft-page-break/>the country after he destroyed most of it. He had to rebuild it from the ground up to establish full control. </text:p>
          <text:p text:style-name="P56"/>
          <text:p text:style-name="P56">Nowadays, he just enjoys his dominance behind the scenes and "dying" actually proved beneficial to him because people doesn't know that he is their real ruler. Thus, no assassin or hero will set out to put an end to him. He ordered everyone to spread strict laws against him. You will hear his code name (the evil one, the corrupt) being said to scare off children or made into skip hop songs, curse someone etc. </text:p>
          <text:p text:style-name="P56"/>
          <text:p text:style-name="P56">He uses the descendants of the three heroes who "defeated" him as the divine judges of this nation. With different personalities, all of them live in fear of being discovered as "puppets" and thus, be dishonored, together with the names of their ancestors, who fell by their master's hands.</text:p>
          <text:p text:style-name="P56"/>
          <text:p text:style-name="P56">They must choose whether to survive and watch their country perish, or die and watch their country live. </text:p>
        </text:list-item>
      </text:list>
      <text:p text:style-name="P18"/>
      <text:p text:style-name="P21">SPROUT, the unspoken hero: </text:p>
      <text:p text:style-name="P18"/>
      <text:p text:style-name="P18">Once in a while, we get a character that we can't help but root for. I believe that in our story, Sprout is one of them, the tragic selfless underdog that gets his vengeance in the end. </text:p>
      <text:p text:style-name="P18"/>
      <text:p text:style-name="P18">One of the Prime Magistrates, a cowardly little bugger named Sprout, takes the risk of exposing Malekev. Hated by the Western people, deemed too soft for the court and belittled by many because of his nervous demeanor, Sprout still took the risk just to free them. </text:p>
      <text:p text:style-name="P18"/>
      <text:p text:style-name="P18">He leaves his position to tell the people the truth, all the while being chased down by the men of the two remaining leaders, fearful of the consequences if the people found out about Malekev.</text:p>
      <text:p text:style-name="P18"/>
      <text:p text:style-name="P18">You will bump into this man in your travels, he will be like a crazy man in the streets shouting about the hidden ruler of the west. You won't have an option to help him, he just keeps shouting the same line over and over. He will leave the next day after you talk to him, with another fellow replacing him, saying he was chased off by vicious dogs. </text:p>
      <text:p text:style-name="P18"/>
      <text:p text:style-name="P18">Later, you find out the big news - the leaders of the world are staging an attack on the west, believing their leaders are the ones responsible for the fall of the north. </text:p>
      <text:p text:style-name="P18"/>
      <text:p text:style-name="P18">In truth, the Dark Lord's investigation about this hidden power in the West has led him to this crazy man shouting absurdities - Sprout. He treats the little guy with false respect, earning his trust and giving his false promise that no matter what, he will only attack Malekev, not other people from the West. </text:p>
      <text:p text:style-name="P18"/>
      <text:p text:style-name="P18">The Dark Lord stages a sequences of events that will lead to this attack, starting from an attack in the North, planting evidence that will frame the West for the act. Then leaking anonymous proof in high circles that the West is the one who attacked the North. The other world leaders then stage the attack on the West. </text:p>
      <text:p text:style-name="P18"/>
      <text:p text:style-name="P18">Sprout was absolutely horrified when he heard the news. He shouted that the Dark Lord said that he would stay true to his word and attack only Malekev and not the people, to which the Dark Lord responds with a smirk on his face "The other nations are the ones who attacked, not me. They didn't <text:soft-page-break/>even ask me to join their party." The Dark Lord continues on and describes what happened to his countrymen, Malekev turning them into evil creatures against their will. As thanks to his effort, Sprout was sent to the dungeons to rot.</text:p>
      <text:p text:style-name="P18"/>
      <text:p text:style-name="P21">Sprout's vengeance:</text:p>
      <text:p text:style-name="P18"/>
      <text:p text:style-name="P18">Sprout's revenge will come when you stage the attack on the monolith. He will make a big impact when everything is crucial, it could be by:</text:p>
      <text:p text:style-name="P18"/>
      <text:list xml:id="list2639493590618779748" text:style-name="L12">
        <text:list-item>
          <text:p text:style-name="P57">opening a really troublesome gate</text:p>
        </text:list-item>
        <text:list-item>
          <text:p text:style-name="P57">giving Rolan a key if he's infiltrating the monolith on his own then holding back the large number of enemies chasing Rolan and saying “I know you barely know me and you absolutely don't owe me any favors, but in the name of all that's holy, please...the dark lord...take him down..!!!.” all the while charging to attack the massive group of strong enemies with his magic</text:p>
        </text:list-item>
      </text:list>
      <text:p text:style-name="P18"/>
      <text:p text:style-name="P18">He basically should have a badass revenge to make up for all the crap he had do deal with from Malekev and the Dark Lord. He will also survive the final battle which could be shown in a montage or something.</text:p>
      <text:p text:style-name="P18"/>
      <text:p text:style-name="P21">WHAT WILL HAPPEN: THE DARK LORD'S RISE TO POWER</text:p>
      <text:p text:style-name="P18"/>
      <text:p text:style-name="P18">The Dark Lord will secretly frame the West for the “Culling of the North.”</text:p>
      <text:p text:style-name="P18"/>
      <text:p text:style-name="P18">An alliance forms, before they attack they a contingency plan. In case the Dark Lord plans to attack their nations while they're away, they surround the road to the East with half their men to bar his way and report to them as soon as possible. </text:p>
      <text:p text:style-name="P18"/>
      <text:p text:style-name="P18">Now sure that their homes are safe, the alliance lay siege to the West.</text:p>
      <text:p text:style-name="P18"/>
      <text:p text:style-name="P18">At the start of the battle between the West and the other nations, there will be a short talk between messengers of the nations' alliance and the military forces of the West, both are misunderstanding one another. The West thought the alliance are only trying to make an excuse to take over them because they're scared, the alliance explain that all the clues point to them. </text:p>
      <text:p text:style-name="P18"/>
      <text:p text:style-name="P18">At this part, Malekev reveals himself, because the time for hiding has ended, but reveals that it is not the West who attacked the North but the Dark Lord. He laughed at the way the alliance was deceived and challenges them all - Malekev is the one true ruler of this world. The Dark Lord made a brilliant move but he will turn it around to his advantage, conquering the alliance and thus showing his superiority to the world. </text:p>
      <text:p text:style-name="P18"/>
      <text:p text:style-name="P18">The citizens of the West will see and hear all of this, everything about Malekev and they will try to revolt, sadly, evil has been secretly planted for years inside them, transforming them to unique creatures out of false law(glyphs) and darkness. The first simulacrum you will fight are the merchants/people who gave you quests and they will give hints of who they are(e.g. Speaking their catchphrase) even if they look nothing like their past selves. Some of them will even try to hold back the evil inside them. </text:p>
      <text:p text:style-name="P18"/>
      <text:p text:style-name="P18">After you come to the realization that the simulacrum are still trying to fight Malekev's influence, you say aloud that there might still be a chance to revert these people back to their former selves if you <text:soft-page-break/>defeat Malekev.</text:p>
      <text:p text:style-name="P18"/>
      <text:p text:style-name="P18">The challenge here is to either – avoid a battle altogether by running past enemies, or knocking them unconscious by a sword mode(cloudform) or a specific special move – disperse helix.</text:p>
      <text:p text:style-name="P18"/>
      <text:p text:style-name="P18">You bump into a strong, mysterious guy that appears in the middle of the castle stages. Nobody knows him but he appears to attack your enemies so you ignore him. Lulu shows surprise upon seeing the man, but she plays it off saying that the man just looks like someone he knew. </text:p>
      <text:p text:style-name="P18"/>
      <text:p text:style-name="P18">You get to Malekev and do battle. Malekev is way too strong to defeat, even with allies at your side. The battle is really close, Malekev is wounded but his demigod power is preventing you from dealing the killing blow. </text:p>
      <text:p text:style-name="P18"/>
      <text:p text:style-name="P18">You try one last time and you finally made a chink in his armor. Totally exhausted, <text:s/>you drop to the floor. Malekev is about to finish you when the mysterious ally appears and deals the blow that shatters Malekev's defenses. He proceeds to finish Malekev with a very strong attack, stronger than any you've ever seen.</text:p>
      <text:p text:style-name="P18"/>
      <text:p text:style-name="P18">Malekev is dying, but his laughter echo in the chamber. He looks at the mysterious man, chuckles and says “You really are as cunning as they say, Lucius Sangria.” He turns to Rolan and says with a big smile “You just killed the very entity who's stopping this man from taking over the world. Oh, you know him by his alias – The Dark Lord.”</text:p>
      <text:p text:style-name="P18"/>
      <text:p text:style-name="P18">The mysterious man, now revealed to be the Dark Lord steps over Malekev's head, stopping his laughter and killing him, he proceeds to say “As you now know, nothing stops me for long, demigod.”</text:p>
      <text:p text:style-name="P18"/>
      <text:p text:style-name="P18">He turns to you and nods to Lulu. Suddenly, Lulu pulls out her blade and deals a huge slash to your chest as she whispers while you fall “This is not a killing blow, don't get in our way or next time it will be. Goodbye. ”</text:p>
      <text:p text:style-name="P18"/>
      <text:p text:style-name="P18">She gets your crystals and walks away with the Dark Lord, killing the soldiers that block their path. You black out. </text:p>
      <text:p text:style-name="P18"/>
      <text:p text:style-name="P21">Notable locations: </text:p>
      <text:p text:style-name="P18"/>
      <text:list xml:id="list2198430810794163767" text:style-name="L13">
        <text:list-item>
          <text:p text:style-name="P58"><text:span text:style-name="T2">Stringshod Moat –</text:span>Where the battle went between the nations and Malekev, a stage where the Dark Lord pulled the strings on everyone. </text:p>
        </text:list-item>
      </text:list>
      <text:p text:style-name="P18"/>
      <text:p text:style-name="P18"/>
      <text:p text:style-name="P18">Malekev codenames - The merciless, The wicked, The hidden(after discovery)</text:p>
      <text:p text:style-name="P18"/>
      <text:p text:style-name="P18"/>
      <text:p text:style-name="P18">**REFERENCE - THE HIDDEN EMPEROR/DND/L5R**</text:p>
      <text:p text:style-name="P18"/>
      <text:p text:style-name="P18"/>
      <text:p text:style-name="P18"/>
      <text:p text:style-name="P22">-----------END OF FIRST HALF OF STORY-------------</text:p>
      <text:p text:style-name="P21"/>
      <text:p text:style-name="P21"/>
      <text:p text:style-name="P21"><text:soft-page-break/></text:p>
      <text:p text:style-name="P22">SECOND HALF:</text:p>
      <text:p text:style-name="P22"/>
      <text:p text:style-name="P11"/>
      <text:p text:style-name="P22">F. THE SPIRE PART TWO</text:p>
      <text:p text:style-name="P9"/>
      <text:p text:style-name="P26"><text:span text:style-name="T2">Main Story Relevance </text:span>– the halftime break that slows everything down and lets the events that happened sink in to Rolan and the player as well. Could have a timeskip. Rolan will deal </text:p>
      <text:p text:style-name="P26">with the grief of failure – losing the crystals and being betrayed by Lulu. Rolan's mother reveals </text:p>
      <text:p text:style-name="P26">herself as a Sage of the Spire. You undergo four trials to get the true neutral crystal. </text:p>
      <text:p text:style-name="P19"/>
      <text:p text:style-name="P19"/>
      <text:list xml:id="list156251017177657029" text:style-name="L14">
        <text:list-item>
          <text:p text:style-name="P59">The Sages of the Spire re-tells the story and explains Lulu as the daughter of the Dark Lord and what happened to the world afterwards. They also explain that the Neutral crystal given to you earlier was a fake, and that the true Neutral crystal's power is to bring the body and soul of an entity back in this world at the price of another person sacrificing their life.</text:p>
        </text:list-item>
        <text:list-item>
          <text:p text:style-name="P59">Rolan's mother reveals herself as a Sage of the Spire. </text:p>
        </text:list-item>
        <text:list-item>
          <text:p text:style-name="P59">You undergo four trials to get the true neutral crystal. </text:p>
        </text:list-item>
        <text:list-item>
          <text:p text:style-name="P59">Emotionally, Rolan is a mess at this point. He was part of the group that eliminated Malekev, the demigod that prevented the Dark Lord from taking over the world, he was used by his very own enemy. He also took the neutral crystal from him, albeit the fake one. Lulu betrayed him. </text:p>
        </text:list-item>
        <text:list-item>
          <text:p text:style-name="P59">Use the emotional turmoil that Rolan is having at this stage, his loneliness, confusion, grief and anger and have it play against the trial mechanics. Use it as additional mechanics at the trials – he may get too angry and go berserk at one trial, so the actions that your controller does is mismatched, and cannot win until he lets go. </text:p>
        </text:list-item>
        <text:list-item>
          <text:p text:style-name="P59">The final trial could have him face the thing he most fears – it will be known that he feared Lulu's death the most. He realizes that he should be strong, and put his failures behind if he were to prevent Lulu from dying. The trials are like his steps to moving on and accepting what happened.</text:p>
        </text:list-item>
        <text:list-item>
          <text:p text:style-name="P59">Then before he leaves this place, let him find his answer and his inner peace. Let him realize that love is a choice, and that he has no choice but to continue to love Lulu no matter what path she chose. The non-lethal slash he got was a small hope that she is still redeemable and that he needs to defeat the Dark Lord to end all of this. </text:p>
        </text:list-item>
      </text:list>
      <text:p text:style-name="P18"/>
      <text:p text:style-name="P21">Notable locations :</text:p>
      <text:p text:style-name="P18"/>
      <text:list xml:id="list6138648925505243387" text:style-name="L15">
        <text:list-item>
          <text:p text:style-name="P60">The trial grounds</text:p>
        </text:list-item>
        <text:list-item>
          <text:p text:style-name="P60">Trial's end – Rolan will arrive at this place after defeating the tower trials. This space will contain the neutral crystal</text:p>
        </text:list-item>
      </text:list>
      <text:p text:style-name="P18"/>
      <text:p text:style-name="P18"/>
      <text:p text:style-name="P22">G. EAST</text:p>
      <text:p text:style-name="P22"/>
      <text:p text:style-name="P28">Main Story Relevance – <text:span text:style-name="T4">The Dark Lord's nation. After the events that lead </text:span></text:p>
      <text:p text:style-name="P26">to Rolan losing his crystals to Lulu, he will go here searching for clues on the Dark Lord's plans </text:p>
      <text:p text:style-name="P26">and maybe some leads on his weaknesses. His search will lead him to the rebellion – a group </text:p>
      <text:p text:style-name="P26">that aims to overthrow him and remove his influence from the country. He receives his first </text:p>
      <text:p text:style-name="P26">quest - <text:s/>find and defeat the Brotherhood of the Blackadder – 5 highest generals of the </text:p>
      <text:p text:style-name="P26"><text:soft-page-break/>Dark Lord, mingling among the common people.</text:p>
      <text:p text:style-name="P26"/>
      <text:p text:style-name="P26">He will also find clues that lead to the Dark Lord's plans of not only taking over the world, </text:p>
      <text:p text:style-name="P26">but also awakening a Demon King.</text:p>
      <text:p text:style-name="P28"/>
      <text:list xml:id="list5811250992823695791" text:style-name="L16">
        <text:list-header>
          <text:p text:style-name="P41">Visual Notes:</text:p>
        </text:list-header>
        <text:list-item>
          <text:p text:style-name="P81">Visually, the East is</text:p>
        </text:list-item>
        <text:list-item>
          <text:p text:style-name="P81">It's architecture uses materials such as</text:p>
        </text:list-item>
        <text:list-item>
          <text:p text:style-name="P81">References -</text:p>
          <text:p text:style-name="P81"/>
          <text:p text:style-name="P41">Divine Crystals or Demon Shards:</text:p>
        </text:list-item>
        <text:list-item>
          <text:p text:style-name="P61">Lots of Demon shards scattered in the land, causing unluckiness with poor families in the outskirts. No Divine crystals, since this is the Dark Lord's turf, he must've already cleared all crystals in here.</text:p>
          <text:p text:style-name="P49"/>
          <text:p text:style-name="P49">Current Ruler: </text:p>
        </text:list-item>
        <text:list-item>
          <text:p text:style-name="P74">Lucius Sangria – The Dark Lord</text:p>
          <text:p text:style-name="P61"/>
          <text:p text:style-name="P41">Cultural Notes:</text:p>
        </text:list-item>
        <text:list-item>
          <text:p text:style-name="P61">No one actually knows where the Dark Lord himself resides(the monolith), but his base of operations is in Lurn, the town where the Dark Lord grew up.</text:p>
        </text:list-item>
        <text:list-item>
          <text:p text:style-name="P61">East is very varied, some parts are totally under control of the Dark Lord and are thus dangerous, but some parts that were left as they were became cultural hubs where art, food and music flourish. People living in the East have a devil-may-care attitude, partly because of their beliefs, partly because they're living so near the Dark Lord's base of operations and may die at any moment. This may be another reason why the people in the East are very creative, it's because they live fast and do not have any restraints. </text:p>
        </text:list-item>
        <text:list-item>
          <text:p text:style-name="P61">After the Dark Lord went into power, he allowed the people to run wild and have their fun. Drunken revelry and unrestrained celebrations are held for the coming of their Demon King. </text:p>
        </text:list-item>
        <text:list-item>
          <text:p text:style-name="P61">On the other hand, the people in the East may surprise some. People may think all they do is party and have fun but they actually handle their business very well. Like what is said above, they're very unrestrained, creative and sometimes eccentric, but the East is not the “land of the evil” some people think it is. People are generally not violent. Think of it as a combination of the hippie culture of the 70s ,the excessive hedonism of the Romans and Las Vegas. It's also worth mentioning that their culture is the stark opposite of the West who are law abiding, conservative, militaristic, uptight people. </text:p>
        </text:list-item>
        <text:list-item>
          <text:p text:style-name="P61">They put fun, rough people in high regard – the type of people who drink a lot, a bit rude in a funny way, spits on the sidewalk and slaps the bottoms of the serving women. They look down on “squares” - people who are polite, plays by the rules, and old-fashioned manners. Bottom line of this Nation is that people “just want to have fun”. </text:p>
        </text:list-item>
        <text:list-item>
          <text:p text:style-name="P61">There is a sense of community in the East, in the sense that everyone knows each other and also do favors if they think you're cool enough. </text:p>
        </text:list-item>
        <text:list-item>
          <text:p text:style-name="P61">In conversations, through trial-and-error, you will learn that the rude but funny dialog always bring out the best results. </text:p>
        </text:list-item>
      </text:list>
      <text:p text:style-name="P18"/>
      <text:p text:style-name="P18"/>
      <text:p text:style-name="P21">WHAT WILL HAPPEN: SQUARE NO MORE – BECOMING ONE WITH THE EAST</text:p>
      <text:p text:style-name="P18"/>
      <text:p text:style-name="P18"><text:soft-page-break/>In the East, you only need to do several “errand” type quests like what you did in the other Nations. </text:p>
      <text:p text:style-name="P18"/>
      <text:p text:style-name="P18">You will learn from the rebel group you come in contact with at the start of your East journey that the 5 of the Dark Lord's most trusted generals are secretly blending in with the locals in the party district, just having fun until the time has come to take control of the other nations after the Demon King is summoned.</text:p>
      <text:p text:style-name="P18"/>
      <text:p text:style-name="P18">They're called – Brotherhood of the Blackadder – Blackadder for short– 5 of the Dark Lord's most powerful generals.</text:p>
      <text:p text:style-name="P18"/>
      <text:p text:style-name="P18">Your mission given by the Rebel group is to infiltrate the party district, identify them, pick them off one by one and thus weaken and confuse the Dark Lord's forces.</text:p>
      <text:p text:style-name="P18"/>
      <text:p text:style-name="P18">However, you have to find leads to these generals first, with the only clue you have at first is that all of them are really attuned to the attributes of drunkenness and revelry that the East is known for. </text:p>
      <text:p text:style-name="P18"/>
      <text:p text:style-name="P18">The way you find them is by immersing yourself in the culture and ways of the East and gaining the approval of it's people, getting their guard down and asking the right type of questions.</text:p>
      <text:p text:style-name="P18"/>
      <text:p text:style-name="P18">By this point we know the Easterners are extremely creative, excessive and hedonistic. You walk into a nightclub to ask around. Rolan is by nature, a conservative, traditional guy, and everyone in the club senses it with the way you walk, talk and carry yourself. You ask around and nobody is telling you anything. In their eyes, you're a “square”, which is a term for someone that's traditional, stiff, and uncool.</text:p>
      <text:p text:style-name="P18"/>
      <text:p text:style-name="P18">After asking around without success, you sit down and take a rest. A waiter comes over and asks if you'd like to try their latest creation – The Bonger - and mentions offhandedly that if you finish it in one go, a picture of you will be posted on the wall of the club, and you will be given a really cool party hat that's a hit with this crowd. </text:p>
      <text:p text:style-name="P18"/>
      <text:p text:style-name="P18">You do the task, a mini-game where you have two vertical meters side by side that has liquor flowing up and down in opposite succession. In the middle of the vertical meters is the sweet spot, when both the liquor meters hit that spot, you have to press the action button, that allows Rolan to take a big gulp. Time it wrong and Rolan will vomit and you have to spend to buy another until you get it right. 10 consecutive gulps will finish the mini-game. You'll be given the party hat, your pic will be posted in the wall, Rolan will talk aloud that you should try talking again to the people, maybe they'll start to respond to you. </text:p>
      <text:p text:style-name="P18"/>
      <text:p text:style-name="P18">When you talk to people that night, they will hint that there's a really influential guy that goes in the club on Thursdays to party. His name is Beerstadt. You will have to wait for two days before Thursday so you will have time to do some quests and to get to know the country better. </text:p>
      <text:p text:style-name="P18"/>
      <text:p text:style-name="P18"/>
      <text:p text:style-name="P21">Beerstadt “the party” Bonger and an encounter with Lulu:</text:p>
      <text:p text:style-name="P18"/>
      <text:p text:style-name="P18">Come Thursday, you go back to the club and meet the guy himself - <text:s/>Beerstadt “the party” Bonger. You realize the huge beer you drank last time is probably named after this guy. </text:p>
      <text:p text:style-name="P18"/>
      <text:p text:style-name="P18">Beerstadt is always the center of the party, and given his name, he ironically doesn't drink beer but <text:soft-page-break/>prefers wine because “the party” should stand out and drink something to differentiate himself from the average party-goer. He seems like the typical harmless jock – everyone likes him and he's always the center of attention.</text:p>
      <text:p text:style-name="P18"/>
      <text:p text:style-name="P18">He will take a liking to you and decides to take you under his wing because you remind him of someone in the past(himself). He will be your guide in the culture and how to blend in more. He will give you a mix of “errand” type quests and practical lessons in the streets and clubs of the East.</text:p>
      <text:p text:style-name="P18"/>
      <text:p text:style-name="P18">One night, after several days of teaching you, Beerstadt will finally give Rolan the “party treatment”. His goal is to make you the center of attention for the party, he thinks Rolan just wants to be popular, but Rolan's true goal is to actually be popular enough and gain info about the Blackadder's members and try to defeat them. </text:p>
      <text:p text:style-name="P18"/>
      <text:p text:style-name="P18">*Beerstadt, being a true Brofessional, calls you Brolan.*</text:p>
      <text:p text:style-name="P18"/>
      <text:p text:style-name="P18">You have to pass every test he puts on you. He'll also have you drink a lot of liquor. As Rolan is getting drunk, in between tests, Beerstadt offhandedly jokes that Rolan's lady might get angry with him because of the things that he teaches Rolan. <text:s/>Drunk and a bit lonely, Rolan replies by saying that he doesn't have a special someone, the last one left him and gave him a scar for the trouble. Beerstadt laughs in reply and says that he should go find someone better for Rolan then.</text:p>
      <text:p text:style-name="P18"/>
      <text:p text:style-name="P18">The night continues, and Beerstadt reveals Rolan's next task – to slap the butt of a lady as a friendly greeting. Beerstadt knew that while Rolan learned most of the things to learn in the East, he still can't turn off his gentlemanly nature. This challenge would be the hardest and his final task for the night. </text:p>
      <text:p text:style-name="P18"/>
      <text:p text:style-name="P18">Rolan refuses this challenge flat-out. Beerstadt gets angry and they get into a shouting match. Beerstadt asks if he really want to finish this lesson and be the most popular man in the club tonight. Rolan sidesteps the question and says that he just can't, that he was raised to honor women and he's still in love with someone. The argument continues until Beerstadt gives up and starts to leave , saying “If you're not such a failure, maybe your woman wouldn't have left you.”</text:p>
      <text:p text:style-name="P18"/>
      <text:p text:style-name="P18">This comment steels Rolan's resolve and while shouting “I'M SORRY LULU! I JUST HAVE TO DO THIS FOR THE MISSION!” He slaps the butt of a familiar lady that passed their way. </text:p>
      <text:p text:style-name="P18"/>
      <text:p text:style-name="P18">Beerstadt stops walking away, he turns to his student in a huge grin. Rolan, dazed and a bit confused, smiles back. A familiar voice interrupts this moment.</text:p>
      <text:p text:style-name="P18"/>
      <text:p text:style-name="P18">“Rolan, you showed more balls just now than in the entire time we've spent traveling together.” Lulu, in her general's outfit, eyed Rolan menacingly. </text:p>
      <text:p text:style-name="P18"/>
      <text:p text:style-name="P18">Rolan, more confused than ever, can only shout her name “Lulu!” just as Beerstadt shouts “Mistress! I'm sorry!”</text:p>
      <text:p text:style-name="P18"/>
      <text:p text:style-name="P18">Lulu interrupts them and says “It's good to know you've finally learned a proper greeting for a lady, Rolan. Now I'd like to learn what you're doing here before I get my men to kill you like I said last time”</text:p>
      <text:p text:style-name="P18"/>
      <text:p text:style-name="P18">Rolan defiantly mentions his mission to dispatch the 5 generals of the Dark Lord, which elicits a reaction from Beerstadt “...!!!”</text:p>
      <text:p text:style-name="P18"/>
      <text:p text:style-name="P18"><text:soft-page-break/>Rolan also explains that the Dark Lord is planning to resurrect the Demon King using the Neutral crystal and he plans to stop him. He also mentions the ability of the Neutral crystal, that it will kill the Dark Lord and that they would not be able to control the Demon King. They would all die and the world would perish. (He left out the little detail that the Neutral crystal they previously got from him is a fake.) </text:p>
      <text:p text:style-name="P18"/>
      <text:p text:style-name="P18">Lulu is a bit shaken but still tries to deny Rolan's story. She and her father, the Dark Lord, would rule using the Demon King. </text:p>
      <text:p text:style-name="P18"/>
      <text:p text:style-name="P18">Rolan still tries to reason with her, and says that she knows he doesn't lie and has never lied to her. Confused and shaken, Lulu stops the argument and orders Beerstadt – now revealed as one of the generals and it's 4 remaining members with her to kill Rolan. She hastily makes her exit, saying that this is what he wanted anyway and now he dies with that same optimism that made him so open to her betrayal, that she has no time left to talk, and their King's coming awaits. </text:p>
      <text:p text:style-name="P18"/>
      <text:p text:style-name="P18">Beerstadt shakes his head in disbelief, while saying “You're one of my finest students, Rolan. Shame that all the worldly training that I bestowed upon you will be wasted. But I gotta hand it to you..Mistress Lulu...you have excellent taste. But then again, this is an opportunity. I get to be there for her while she mourns at your death. Jackpot!”</text:p>
      <text:p text:style-name="P18"/>
      <text:p text:style-name="P18">You do battle with the five generals.</text:p>
      <text:p text:style-name="P18"/>
      <text:p text:style-name="P21">Notable locations:</text:p>
      <text:p text:style-name="P18"/>
      <text:list xml:id="list2588994440061457147" text:style-name="L17">
        <text:list-item>
          <text:p text:style-name="P82">Rebel hideout - <text:span text:style-name="T3"><text:s/>The leader tells Rolan of a legend that speaks of a sleeping God, that when awoken, will destroy the world. <text:s/>He tells Rolan the part of the legend that indicates where to find this sleeping God. <text:s/>It’s a riddle that Rolan must solve. Rolan goes to various people he has met throughout the adventure to get clues. In the end he will discover the location of the monolith.</text:span></text:p>
        </text:list-item>
      </text:list>
      <text:p text:style-name="P21"/>
      <text:p text:style-name="P21"/>
      <text:p text:style-name="P22">H. UNDERWATER</text:p>
      <text:p text:style-name="P22"/>
      <text:p text:style-name="P22"><text:span text:style-name="T7">Main Story Relevance - <text:s/></text:span><text:span text:style-name="T6">Rolan stopped searching for Divine crystals at this point. Just getting his weapons and learning more about this God that the rebel leader spoke of.</text:span></text:p>
      <text:p text:style-name="P26"/>
      <text:p text:style-name="P28"/>
      <text:list xml:id="list33668811" text:continue-list="list5811250992823695791" text:style-name="L16">
        <text:list-header>
          <text:p text:style-name="P41">Visual Notes:</text:p>
        </text:list-header>
        <text:list-item>
          <text:p text:style-name="P81">Visually, the East is</text:p>
        </text:list-item>
        <text:list-item>
          <text:p text:style-name="P81">It's architecture uses materials such as</text:p>
        </text:list-item>
        <text:list-item>
          <text:p text:style-name="P81">References -</text:p>
          <text:p text:style-name="P81"/>
          <text:p text:style-name="P41">Divine Crystals or Demon Shards:</text:p>
        </text:list-item>
        <text:list-item>
          <text:p text:style-name="P61">none, collecting is done at this point.</text:p>
          <text:p text:style-name="P61"/>
          <text:p text:style-name="P41">Capital City:</text:p>
        </text:list-item>
        <text:list-item>
          <text:p text:style-name="P61">none yet</text:p>
          <text:p text:style-name="P49"/>
          <text:p text:style-name="P49"><text:soft-page-break/>Current Ruler: </text:p>
        </text:list-item>
        <text:list-item>
          <text:p text:style-name="P64">Big Bub – short for Bubbles - A big sea creature with an eccentric personality and a catchphrase. (Shalakahh!)</text:p>
          <text:p text:style-name="P74"/>
          <text:p text:style-name="P66">Cultural Notes:</text:p>
        </text:list-item>
        <text:list-item>
          <text:p text:style-name="P66"/>
        </text:list-item>
      </text:list>
      <text:p text:style-name="P22"/>
      <text:p text:style-name="P22">I. EAST PART 2</text:p>
      <text:p text:style-name="P22"/>
      <text:p text:style-name="P23">One last thing you must do before going to the Dark Lord's hideout in the monolith is to incite rebellion in Lurn. There are rebels readily awaiting the moment to strike, you only have to give them the opportunity to do so. </text:p>
      <text:p text:style-name="P21"/>
      <text:p text:style-name="P15"/>
      <text:p text:style-name="P2"/>
      <text:p text:style-name="P2"/>
      <text:p text:style-name="P4">J. INSIDE THE MONOLITH - THE FINAL BATTLE:</text:p>
      <text:p text:style-name="P4"/>
      <text:p text:style-name="P22"><text:span text:style-name="T7">Main Story Relevance - <text:s/></text:span><text:span text:style-name="T8">This is it. Rolan finally gets to the Dark Lord's hideout to do battle, </text:span></text:p>
      <text:p text:style-name="P25">save Lulu and stop the destruction of the world.</text:p>
      <text:p text:style-name="P26"/>
      <text:p text:style-name="P28"/>
      <text:list xml:id="list33690755" text:continue-numbering="true" text:style-name="L16">
        <text:list-header>
          <text:p text:style-name="P41">Visual Notes:</text:p>
        </text:list-header>
        <text:list-item>
          <text:p text:style-name="P81">Visually, the Monolith is big</text:p>
        </text:list-item>
        <text:list-item>
          <text:p text:style-name="P81">It's architecture uses materials such as</text:p>
        </text:list-item>
        <text:list-item>
          <text:p text:style-name="P81">References -</text:p>
          <text:p text:style-name="P41"/>
          <text:p text:style-name="P66">Cultural Notes:</text:p>
        </text:list-item>
        <text:list-item>
          <text:p text:style-name="P75">none</text:p>
          <text:p text:style-name="P75"/>
        </text:list-item>
      </text:list>
      <text:p text:style-name="P3">WHAT WILL HAPPEN: ROLAN'S SACRIFICE</text:p>
      <text:p text:style-name="P6"/>
      <text:p text:style-name="P6">Once the rebellion in the East is in motion, you can make your way to the Monolith without fear of the Dark Lord's massive army. </text:p>
      <text:p text:style-name="P6"/>
      <text:p text:style-name="P18">Before the true final stage of the game you will enter the monolith level under the lake at the beginning (right next to Rolan's burned village). It can be drained and the entrance is at the bottom. It leads into the lower still-intact Monolith.</text:p>
      <text:p text:style-name="P18"/>
      <text:p text:style-name="P18">After you beat the Monolith level, it will rise out of the ground, and now you have to enter it from the top. After it rises, it will have a barrier that you have to destroy to enter it. </text:p>
      <text:p text:style-name="P18"/>
      <text:p text:style-name="P18">Rolan has to go back to the Spire. You have to find a way to destroy the barrier. Make the bottom obelisk area sort of a false final stage. </text:p>
      <text:p text:style-name="P18"/>
      <text:p text:style-name="P24">The Sages of the Spire discover a chant to temporarily remove the barrier, but they personally have to be on the site in order to remove it and they have to keep up the chanting. You travel to the monolith barrier which is a bit of a distance from the monolith itself so there's still no guards that are near that <text:soft-page-break/>part. Unfortunately, one drunk scout stumbles upon your group and signals the alarm. </text:p>
      <text:p text:style-name="P24"/>
      <text:p text:style-name="P24">We can have a quest here like defend the 10 chanting Sages for 10 waves of enemies. </text:p>
      <text:p text:style-name="P24"/>
      <text:p text:style-name="P24">Once the barrier is removed and just when you thought it is safe to leave the chanting Sages to keep the barrier open, <text:s/>Aksel – the traitor from the North, arrives with a lot of soldiers. You are surrounded. </text:p>
      <text:p text:style-name="P24"/>
      <text:p text:style-name="P24">Suddenly, a group of warriors who look like Northerners come out of nowhere and attacks Aksel's men. </text:p>
      <text:p text:style-name="P24"/>
      <text:p text:style-name="P24">In the middle of it all, an unfamiliar Northerner attacks Aksel. They duel as Aksel shouts – you! How are you still alive?!!” The man Aksel was talking to suddenly pulled a turning slash and cleaved Aksel's body in two and says “Thinking of this moment where I cut you in half kept me alive, traitor.”</text:p>
      <text:p text:style-name="P16"/>
      <text:p text:style-name="P16">This man retells a familiar story while standing over the dead body of Aksel. Aksel's brother, Emil was an honorable man with a heavy burden – he knew that his brother, Aksel, hid terrible dark secrets. You find out that it is Aksel who is responsible for getting Emil “burned” in the purifying trial, with the same circumstances as you have – Aksel planted a Demon shard in Emil's ring, gave it to him as a “lucky charm” before Emil went to the trial, figuring out that it will burn Emil, thus keeping his secrets safe.</text:p>
      <text:p text:style-name="P16"/>
      <text:p text:style-name="P24">Little did Aksel know that Emil will not be burned, only the Demon shard. Emil never came out of the fire that day to fake his death because he knew Aksel was planning a bigger treachery and planned to thwart it, only to find out that Aksel's evil is far more than Emil ever imagined. Emil never imagined that Aksel will give up the whole North to the Dark Lord. Emil was a single powerless man during the “Culling of the North'. With tears the man conveyed his regret of not killing his brother and giving him even a little bit of the benefit of a doubt. This little mistake, he paid for with his entire bloodline. </text:p>
      <text:p text:style-name="P24"/>
      <text:p text:style-name="P24">Rolan connect two and two and realize this man who just killed Aksel is Emil.“You are Emil..Aksel's brother. You live.”</text:p>
      <text:p text:style-name="P24"/>
      <text:p text:style-name="P24">Emil corrects Rolan “No. My entire bloodline died on that day the North was attacked. I am just a Northerner looking for vengeance. I know your mission, Rolan of the South, and I know that only you can do it. Go, I will defend these Sages with my life. You have my word.”</text:p>
      <text:p text:style-name="P24"/>
      <text:p text:style-name="P24">You say goodbye to your mother who is part of the chanting Sages, thank the leader of the Northerners and you head inside the obelisk. </text:p>
      <text:p text:style-name="P2"/>
      <text:p text:style-name="P2">You arrive at the Dark Lord chambers. There he reveals his plans. He leaves you to die by his pet Chimera but you took the creature down and went after him and Lulu. Lulu bars your way and you fight, you defeat her but she pushed herself way too hard. She dies. You sacrifice yourself to bring her back using the Neutral Crystal.</text:p>
      <text:p text:style-name="P2"/>
      <text:p text:style-name="P2">Once the Demon(now evolved into Demon King) is released, the Divine Matron is released too. But she can only prevent the Demon King from destroying you at sight. “I'm sorry but I can only help hold back his powers. I've been fighting a war of attrition for several millenia and I'm terribly weakened. The battlefield is terribly lopsided when you're fighting a demon in perpetual darkness”</text:p>
      <text:p text:style-name="P2"/>
      <text:p text:style-name="P2">The Demon King laughs “You ought to thank me, Matron. The unfortunate side effect of me absorbing your powers allowed you to get towed with me back to this plane when my servant used the Neutral <text:soft-page-break/>crystal.” </text:p>
      <text:p text:style-name="P2"/>
      <text:p text:style-name="P2">The Divine Matron counters “No. You're the one who ought to thank me, Demon, as it is with the Neutral crystal that I've conjured that allowed the Dark Lord to bring you back to this world. Unfortunate use of my gift to mankind, but it shows that after all these years, you are still a coward that rely on others' powers to make anything happen.”</text:p>
      <text:p text:style-name="P2"/>
      <text:p text:style-name="P2">The Demon King seethes with anger but the Divine Matron ignores him and turns to Lulu. “It seems that you are the one chosen by my gifts, child. Are you ready to use them to defeat this monster that threatens to rule your world?”</text:p>
      <text:p text:style-name="P2"/>
      <text:p text:style-name="P2">The Dark Lord attacks Lulu but she blocks it and answer a fierce “YES!!”</text:p>
      <text:p text:style-name="P2"/>
      <text:p text:style-name="P2">Lulu and the Demon King battle. Once Lulu gets his health below a certain level, the Demon King brags. You are quite strong for a human because of all the aid you got, but still a mortal. You are fighting the Demon King...the conqueror of this realm...a GOD!!</text:p>
      <text:p text:style-name="P2"/>
      <text:p text:style-name="P2">They continue to do battle. Surprisingly, your next attack does massive damage. The Demon King is surprised as well, saying “What?? How can a mere human inflict a mortal wound to a God?!” </text:p>
      <text:p text:style-name="P2"/>
      <text:p text:style-name="P2">The Divine Matron is the one to reply “Your time is at it's end, Demon. You are brought back by the same force – the force of the Neutral crystal, making you vulnerable to her strike and her strike alone. God or not, this girl is the only one who can stop you!”</text:p>
      <text:p text:style-name="P2"/>
      <text:p text:style-name="P2">Your battle continues, with each blow you make dealing massive damage. Finally, the demon is thoroughly weakened enough for you to deal the final blow.</text:p>
      <text:p text:style-name="P2"/>
      <text:p text:style-name="P2">The Divine Matron speaks “My champion. You know that I've watched over this world for as long as it has existed, but today, that time must end. To entirely defeat the Demon, I need to channel my life essence into one final strike and ensure this doesn't happen again.”</text:p>
      <text:p text:style-name="P2"/>
      <text:p text:style-name="P2">“...but the world is lost without your guidance. Look at what happened after you disappeared, the people turned on each other! We need you!”</text:p>
      <text:p text:style-name="P2"/>
      <text:p text:style-name="P2">“No my child. What this world needs is compassion and understanding. What I realized upon coming back is that by providing everything they need, I may have been holding back the people from maturing and coming on to this realization upon themselves. It is from our sacrifices that we measure true love and growth.”</text:p>
      <text:p text:style-name="P2"/>
      <text:p text:style-name="P2">“...I understand...”</text:p>
      <text:p text:style-name="P2"/>
      <text:p text:style-name="P2">The injured Demon King interrupts, “Such noble last words my Matron. Too bad it'll be forgotten in history for I will be the one who wins this day!”. He prepares for a massive attack.</text:p>
      <text:p text:style-name="P2"/>
      <text:p text:style-name="P2">Lulu braces herself for her attack as well. After moments of charging, the Divine Matron shouts “NOW!!!”</text:p>
      <text:p text:style-name="P2"/>
      <text:p text:style-name="P2">The two forces clashes, forming a huge bright light.</text:p>
      <text:p text:style-name="P2"/>
      <text:p text:style-name="P2"><text:soft-page-break/>Lulu gets flashback of Rolan from the moment they met, and from the moment he died, echoing the words of the Divine matron in the background “It is from our sacrifices that we measure true love and growth.”</text:p>
      <text:p text:style-name="P2"/>
      <text:p text:style-name="P2">Light dies down. Timeskip to present.</text:p>
      <text:p text:style-name="P2"/>
      <text:p text:style-name="P2"/>
      <text:p text:style-name="P11"/>
      <text:p text:style-name="P10">3. CITIES: Are there any monolith shards or divine crystal in the city?</text:p>
      <text:p text:style-name="P11"/>
      <text:p text:style-name="P11">pagoda trials – in the east</text:p>
      <text:p text:style-name="P11"/>
      <text:p text:style-name="P14">Venice</text:p>
      <text:p text:style-name="P2"/>
      <text:p text:style-name="P2"/>
      <text:p text:style-name="P11"/>
      <text:p text:style-name="P11"/>
      <text:p text:style-name="P10">4. TOWNS:Are there any monolith shards or divine crystal in the town?</text:p>
      <text:p text:style-name="P11"/>
      <text:p text:style-name="P11">Forest town</text:p>
      <text:p text:style-name="P11"/>
      <text:p text:style-name="P11">Lurn – corrupt leaders and the opposing rebel groups are located here</text:p>
      <text:p text:style-name="P11"/>
      <text:p text:style-name="P11">Desert town</text:p>
      <text:p text:style-name="P11"/>
      <text:p text:style-name="P11">Lulu's hometown</text:p>
      <text:p text:style-name="P11"/>
      <text:p text:style-name="P11">A Sylph cave (could be two Sylph civilizations, a white and a dark) -an imaginary spirit of the air like a faerie. The Sylph Cave can be on the corner of the continent where there is a water inflow into a cave that houses the Sylphs.</text:p>
      <text:p text:style-name="P11"/>
      <text:p text:style-name="P11"/>
      <text:p text:style-name="P11"/>
      <text:p text:style-name="P10">5. INTER-NATION RELATIONS:</text:p>
      <text:p text:style-name="P11"/>
      <text:p text:style-name="P11">North and East are in the same continent</text:p>
      <text:p text:style-name="P11">West and South are in the same continent, as well as the spire</text:p>
      <text:p text:style-name="P11">Rolan's town is an independent island in the south</text:p>
      <text:p text:style-name="P11"/>
      <text:p text:style-name="P11"/>
      <text:p text:style-name="P11"><text:span text:style-name="T2">North and East </text:span>– have some disputes and disagreements about past wrongdoings, but not a full out war, also some skirmishes by the corrupted people of the East are made to the North but with little success. The North will be the first to fall though, once the Dark Lord gets the power of the shards. It will serve as an “example” to the other nations. </text:p>
      <text:p text:style-name="P11"/>
      <text:p text:style-name="P11"><text:span text:style-name="T2">South and West </text:span>– South fears the west because it's a powerful nation and it's quiet so they think they're planning to invade, but they try to cultivate friendly relations with the reclusive country. So far it's having progress but it's really slow as the country still refuses to open up.</text:p>
      <text:p text:style-name="P11"/>
      <text:p text:style-name="P11"><text:soft-page-break/><text:span text:style-name="T2">North and South </text:span>– Enemies</text:p>
      <text:p text:style-name="P11"/>
      <text:p text:style-name="P11"><text:span text:style-name="T2">East and West </text:span>– Don't bother each other</text:p>
      <text:p text:style-name="P11"/>
      <text:p text:style-name="P11">West doesn't care, secluded</text:p>
      <text:p text:style-name="P11"/>
      <text:p text:style-name="P11"/>
      <text:p text:style-name="P11">Divine crystals Latin name suggestions:</text:p>
      <text:p text:style-name="P11"/>
      <text:p text:style-name="P11">Terra(Earth) </text:p>
      <text:p text:style-name="P11">Aqua(Water)</text:p>
      <text:p text:style-name="P11">Ignis(Fire)</text:p>
      <text:p text:style-name="P11">Ventus(Wind)</text:p>
      <text:p text:style-name="P11">Essentia(Nature)</text:p>
      <text:p text:style-name="P11">Iustitia(Justice)</text:p>
      <text:p text:style-name="P11">Confortare(Valor)</text:p>
      <text:p text:style-name="P11"/>
      <text:p text:style-name="P11"/>
      <text:p text:style-name="P11"/>
      <text:p text:style-name="P11"/>
      <text:p text:style-name="P11"/>
      <text:p text:style-name="P7"/>
      <text:p text:style-name="P2"/>
      <text:p text:style-name="P4">VII. DIFFERENT SCALES OF BATTLES:</text:p>
      <text:p text:style-name="P5"/>
      <text:list xml:id="list1943028133007060590" text:style-name="L18">
        <text:list-item>
          <text:p text:style-name="P33">The one great threat – Between the Demon King, the Divine Matron and Malekev the first</text:p>
        </text:list-item>
        <text:list-item>
          <text:p text:style-name="P33">Great wars – between nations and religions, war between the North and South</text:p>
        </text:list-item>
        <text:list-item>
          <text:p text:style-name="P33">Smaller skirmishes – between Harvest Lords and the Brotherhood of Nobility(thieves guild)</text:p>
        </text:list-item>
        <text:list-item>
          <text:p text:style-name="P33">Personal grudges – inter-character or inside the character themselves</text:p>
        </text:list-item>
      </text:list>
      <text:p text:style-name="P5"/>
      <text:p text:style-name="P4">Q and A:</text:p>
      <text:p text:style-name="P2"/>
      <text:p text:style-name="P2"/>
      <text:list xml:id="list7311968044459651670" text:style-name="L19">
        <text:list-item>
          <text:p text:style-name="P34">In Rolan's mission to assassinate the prisoner in the North, why does the new harvest lord turned king hire Rolan instead of the Brotherhood to assassinate the former king? </text:p>
          <text:p text:style-name="P34"/>
          <text:p text:style-name="P34">- Because Harvest Lords and the Brotherhood don't trust each other and the former noblemen would certainly recognize the King upon seeing him in prison, a powerful tool to get themselves back on power or for blackmail.</text:p>
          <text:p text:style-name="P34"/>
        </text:list-item>
        <text:list-item>
          <text:p text:style-name="P34">Why doesn't the Harvest Lord turned king order the execution of the man himself? </text:p>
          <text:p text:style-name="P34"/>
          <text:p text:style-name="P34">- Because the Southern Lands are in conflict with the Northern Lands. He has no power over the land that imprisoned the man.</text:p>
          <text:p text:style-name="P34"/>
        </text:list-item>
        <text:list-item>
          <text:p text:style-name="P34">How come the Divine Matron came back as well when the Dark Lord is just the only one he wanted to resurrect?</text:p>
          <text:p text:style-name="P34"/>
          <text:p text:style-name="P34">- The Demon King gained power inside the monolith by absorbing the energy of the Divine <text:soft-page-break/>Matron. So in a way he contains essence of the Matron, which towed her with him when he was forced back into the world by the power of the Neutral crystal. </text:p>
        </text:list-item>
      </text:list>
      <text:p text:style-name="P2"/>
      <text:list xml:id="list33681218" text:continue-numbering="true" text:style-name="L19">
        <text:list-header>
          <text:p text:style-name="P34"/>
        </text:list-header>
        <text:list-item>
          <text:p text:style-name="P34">The big question - how can Lulu defeat an enemy that cannot be killed, and that even the Divine matron failed to put down?</text:p>
          <text:p text:style-name="P34"/>
          <text:p text:style-name="P34">- Because both of them are resurrected/freed by the neutral crystal, they can be killed by the other. This will be explained by the Divine Matron before she gives every bit of her essence to help Lulu deliver the killing blow. </text:p>
          <text:p text:style-name="P34"/>
        </text:list-item>
        <text:list-item>
          <text:p text:style-name="P34">How do nations get unlocked?</text:p>
          <text:p text:style-name="P34"/>
          <text:p text:style-name="P34">- I was thinking nations as a whole don't get unlocked at the same time, instead we can opt to unlock specific areas in it based on quests. If you get a quest that requires you to go to prometheus' favor in the north's capital city, it'll unlock. </text:p>
          <text:p text:style-name="P34"/>
          <text:p text:style-name="P34">It is linear storytelling I realize, but it's the most efficient way I can think of. To counteract this, we can unlock nearby non-story related dungeons for leveling and exploration. So both the gamer who wants story and the gamer who just wants action will be happy. </text:p>
          <text:p text:style-name="P34"/>
        </text:list-item>
        <text:list-item>
          <text:p text:style-name="P34">- We need to decide if we want to have a karma system like in Fallout 3. In the West fight with the simulacrums, if we do a karma system, the player can have a choice of fighting the townspeople or not. <text:s/>If he chooses to fight them, he can gain experience, some good rare items and negative karma. <text:s/>If he declines to fight them, he gains good karma and opportunities to talk and shop with them later, and perhaps a different ending.</text:p>
          <text:p text:style-name="P34"/>
          <text:p text:style-name="P34">- Having an ongoing karma system like in Fallout 3 is really tricky to handle, and will add a lot of consideration to dialog. We basically have to make 2 dialogs for certain NPC's – a positive reply if Rolan has good karma and a negative reception if he is acting bad. It can get muddled up really fast. </text:p>
          <text:p text:style-name="P34"/>
          <text:p text:style-name="P34">We also have to consider a very important point - <text:s/>Rolan is a hero, and a really good guy. He will forgive and sacrifice himself for Lulu. It would be hard for us to sell this angle if he makes bad choices throughout. </text:p>
          <text:p text:style-name="P34"/>
          <text:p text:style-name="P34">Also, since karma is an attribute that is turned on all the time like the level bar, it could work against us. Like when Rolan is in the East, he has to act rude because it's actually the proper way there, would this lower his karma constantly? </text:p>
          <text:p text:style-name="P34"/>
          <text:p text:style-name="P34">*SUGGESTED SOLUTIONS* My suggestion is that instead of an ongoing karma system, when Rolan is faced with two difficult choices, we could implement these two things: </text:p>
          <text:p text:style-name="P34"/>
          <text:p text:style-name="P34">a. We also have to keep Rolan as a positive figure, so no bad choices. We can choose to make the choices - good vs. for the greater good. </text:p>
          <text:p text:style-name="P34"/>
          <text:p text:style-name="P34">b. instead of lasting repercussions even after that scenario, we could just offer different outcomes that contains advantages of their own specific to that scenario only. </text:p>
          <text:p text:style-name="P34"/>
          <text:p text:style-name="P34"><text:soft-page-break/>Cause if you have an ongoing karma system like in fallout, if you act poorly in the last town and get your karma to negative levels, you will be treated poorly in the next town or wouldn't be able to buy from the merchants at all. </text:p>
          <text:p text:style-name="P34">But if we keep our karma specific to that scenario/location only, we wouldn't have problems writing new script if you chose poorly or all of that complication that comes if your karma is tracked constantly. </text:p>
          <text:p text:style-name="P34"/>
          <text:p text:style-name="P34">*CONCRETE EXAMPLE* How does this all play out? For example, in the battle of the west <text:s/>the people are transformed into simulacrum by Malekev, you discover that he uses evil plants that emit pheromones that transforms them: </text:p>
          <text:p text:style-name="P34"/>
          <text:p text:style-name="P34">a. I've already mentioned above that Rolan should maintain his status as a good guy. </text:p>
          <text:p text:style-name="P34">So his choices will be good vs. the greater good. </text:p>
          <text:p text:style-name="P34"/>
          <text:p text:style-name="P34">GOOD CHOICE - delay your run to defeat Malekev to kill these plant triggers and save people. Advantage- After the battle, you will be able to shop with discounts with these people again. You will also receive a rare item/weapon as a gift. </text:p>
          <text:p text:style-name="P34">Disadvantage – since you delay your attack to Malekev, he will have time to gather defenders so you will have more enemies that you face on your way to him. </text:p>
          <text:p text:style-name="P34"/>
          <text:p text:style-name="P34">FOR THE GREATER GOOD CHOICE - <text:s/>go directly to Malekev. You reason out he's the greater threat and he will kill more if left unchecked. </text:p>
          <text:p text:style-name="P34">Advantage – you will give Malekev's army less time to prepare, so less enemies on your way to him. You can also acquire good items when you kill the simulacrums.</text:p>
          <text:p text:style-name="P34">Disadvantage – After the battle, the NPCs wouldn't be able to sell to you because they're already dead, you killed them. </text:p>
          <text:p text:style-name="P34"/>
          <text:p text:style-name="P34">So either way, you'll just enjoy the advantages/disadvantages of your actions specific only to that mission and it's related locations. Clean slate when you get to the next town since both of Rolan's actions are justified. </text:p>
          <text:p text:style-name="P34"/>
          <text:p text:style-name="P34"/>
        </text:list-item>
        <text:list-item>
          <text:p text:style-name="P34">- Noblemen and farmers - single segrated vilage, or a village and some outskirts?</text:p>
        </text:list-item>
        <text:list-item>
          <text:p text:style-name="P34">- The noblemen and farmer section - Is this the oasis?</text:p>
        </text:list-item>
        <text:list-item>
          <text:p text:style-name="P34">- Can you put Notable Locations up higher?</text:p>
        </text:list-item>
        <text:list-item>
          <text:p text:style-name="P34">- When the North gets attacked, does Rolan do anything to help the Northeners?</text:p>
        </text:list-item>
        <text:list-item>
          <text:p text:style-name="P34">- What reason will be given not to attack the West right away?</text:p>
        </text:list-item>
        <text:list-item>
          <text:p text:style-name="P34">- Who in the North is still alive after the attack?</text:p>
        </text:list-item>
        <text:list-item>
          <text:p text:style-name="P34">- The story of Sprout, when he meets the Dark Lord and finds out the Dark Lord's plan before he is sent to the dungeon - How do you plan for this to play out? <text:s/>Is it a cut scene that plays after an event? <text:s/>Is Rolan around? <text:s/>Is Lulu around? <text:s/>Also, is it Lulu who told the Dark Lord about Sprout?</text:p>
          <text:p text:style-name="P34"/>
          <text:p text:style-name="P34"/>
        </text:list-item>
        <text:list-item>
          <text:p text:style-name="P34">- I started getting to like Beerstadt. <text:s/>We will discuss him in the next meeting, not sure if he will turn on Rolan, or help him, or stay neutral.</text:p>
          <text:p text:style-name="P34"/>
        </text:list-item>
        <text:list-item>
          <text:p text:style-name="P34">- How was the Demon King resurrected when Lulu has the real Neutral Crystal and the one the Dark Lord has is fake?</text:p>
          <text:p text:style-name="P34"><text:soft-page-break/></text:p>
        </text:list-item>
        <text:list-item>
          <text:p text:style-name="P34">- How is the Dark Lord still alive after the Demon King was resurrected? <text:s/>Did he know the Neutral Crystal would kill him if used? <text:s/>Did he sacrifice someone?</text:p>
        </text:list-item>
      </text:list>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14:04:04.60</meta:creation-date>
    <dc:date>2015-01-20T13:51:37.25</dc:date>
    <meta:editing-duration>P3DT2H1M38S</meta:editing-duration>
    <meta:editing-cycles>2401</meta:editing-cycles>
    <meta:generator>OpenOffice.org/3.4.1$Win32 OpenOffice.org_project/341m1$Build-9593</meta:generator>
    <meta:document-statistic meta:table-count="0" meta:image-count="0" meta:object-count="0" meta:page-count="29" meta:paragraph-count="467" meta:word-count="13491" meta:character-count="74267"/>
  </office:meta>
</office:document-meta>
</file>